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75" style:family="table">
      <style:table-properties style:width="6.8361in" fo:margin-left="0.0875in" table:align="left"/>
    </style:style>
    <style:style style:name="Table75.A" style:family="table-column">
      <style:table-column-properties style:column-width="3.375in"/>
    </style:style>
    <style:style style:name="Table75.B" style:family="table-column">
      <style:table-column-properties style:column-width="3.4611in"/>
    </style:style>
    <style:style style:name="Table75.A1" style:family="table-cell">
      <style:table-cell-properties fo:padding="0in" fo:border="none"/>
    </style:style>
    <style:style style:name="Table2" style:family="table">
      <style:table-properties style:width="6.8361in" fo:margin-left="0.0875in" table:align="left"/>
    </style:style>
    <style:style style:name="Table2.A" style:family="table-column">
      <style:table-column-properties style:column-width="3.375in"/>
    </style:style>
    <style:style style:name="Table2.B" style:family="table-column">
      <style:table-column-properties style:column-width="3.4611in"/>
    </style:style>
    <style:style style:name="Table2.A1" style:family="table-cell">
      <style:table-cell-properties fo:padding="0in" fo:border="none"/>
    </style:style>
    <style:style style:name="Table6" style:family="table">
      <style:table-properties style:width="6.8361in" fo:margin-left="0.0875in" table:align="left"/>
    </style:style>
    <style:style style:name="Table6.A" style:family="table-column">
      <style:table-column-properties style:column-width="3.375in"/>
    </style:style>
    <style:style style:name="Table6.B" style:family="table-column">
      <style:table-column-properties style:column-width="3.4611in"/>
    </style:style>
    <style:style style:name="Table6.A1" style:family="table-cell">
      <style:table-cell-properties fo:padding="0in" fo:border="none"/>
    </style:style>
    <style:style style:name="Table7" style:family="table">
      <style:table-properties style:width="7.0229in" fo:margin-left="-0.0979in" table:align="left"/>
    </style:style>
    <style:style style:name="Table7.A" style:family="table-column">
      <style:table-column-properties style:column-width="3.5604in"/>
    </style:style>
    <style:style style:name="Table7.B" style:family="table-column">
      <style:table-column-properties style:column-width="3.4625in"/>
    </style:style>
    <style:style style:name="Table7.A1" style:family="table-cell">
      <style:table-cell-properties fo:padding="0in" fo:border="none"/>
    </style:style>
    <style:style style:name="P1" style:family="paragraph" style:parent-style-name="Standard">
      <style:text-properties officeooo:rsid="0017e637" officeooo:paragraph-rsid="001dcf76"/>
    </style:style>
    <style:style style:name="P2" style:family="paragraph" style:parent-style-name="Standard">
      <style:text-properties fo:language="el" fo:country="GR" officeooo:rsid="001eb794" officeooo:paragraph-rsid="001dcf76"/>
    </style:style>
    <style:style style:name="P3" style:family="paragraph" style:parent-style-name="Standard">
      <style:text-properties officeooo:paragraph-rsid="001dcf76"/>
    </style:style>
    <style:style style:name="P4" style:family="paragraph" style:parent-style-name="Standard">
      <style:paragraph-properties fo:margin-left="0in" fo:margin-right="0in" fo:margin-top="0in" fo:margin-bottom="0in" style:contextual-spacing="false" fo:text-indent="0in" style:auto-text-indent="false"/>
      <style:text-properties officeooo:paragraph-rsid="001dcf76"/>
    </style:style>
    <style:style style:name="P5" style:family="paragraph" style:parent-style-name="Text_20_body">
      <style:paragraph-properties fo:margin-left="0in" fo:margin-right="0in" fo:margin-top="0in" fo:margin-bottom="0in" style:contextual-spacing="false" fo:text-indent="0in" style:auto-text-indent="false"/>
      <style:text-properties fo:language="el" fo:country="GR" officeooo:rsid="0017e637" officeooo:paragraph-rsid="001dcf76"/>
    </style:style>
    <style:style style:name="P6" style:family="paragraph" style:parent-style-name="Text_20_body">
      <style:paragraph-properties fo:margin-left="0in" fo:margin-right="0in" fo:margin-top="0in" fo:margin-bottom="0in" style:contextual-spacing="false" fo:text-indent="0in" style:auto-text-indent="false"/>
      <style:text-properties fo:language="el" fo:country="GR" officeooo:rsid="002bef09" officeooo:paragraph-rsid="001dcf76"/>
    </style:style>
    <style:style style:name="P7"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paragraph-rsid="001dcf76" style:font-style-asian="normal" style:font-weight-asian="normal" style:font-style-complex="normal" style:font-weight-complex="normal"/>
    </style:style>
    <style:style style:name="P8" style:family="paragraph" style:parent-style-name="Text_20_body">
      <style:paragraph-properties fo:margin-left="0in" fo:margin-right="0in" fo:margin-top="0in" fo:margin-bottom="0in" style:contextual-spacing="false" fo:text-indent="0in" style:auto-text-indent="false"/>
      <style:text-properties officeooo:paragraph-rsid="001dcf76"/>
    </style:style>
    <style:style style:name="P9" style:family="paragraph" style:parent-style-name="Standard">
      <style:text-properties officeooo:paragraph-rsid="001dcf76"/>
    </style:style>
    <style:style style:name="P10" style:family="paragraph" style:parent-style-name="Standard">
      <style:text-properties officeooo:rsid="0017e637" officeooo:paragraph-rsid="001df867"/>
    </style:style>
    <style:style style:name="P11" style:family="paragraph" style:parent-style-name="Standard">
      <style:text-properties officeooo:paragraph-rsid="001df867"/>
    </style:style>
    <style:style style:name="P12" style:family="paragraph" style:parent-style-name="Text_20_body">
      <style:text-properties officeooo:paragraph-rsid="001df867"/>
    </style:style>
    <style:style style:name="P13" style:family="paragraph" style:parent-style-name="Text_20_body">
      <style:paragraph-properties fo:margin-left="0in" fo:margin-right="0in" fo:margin-top="0in" fo:margin-bottom="0in" style:contextual-spacing="false" fo:text-indent="0in" style:auto-text-indent="false"/>
      <style:text-properties officeooo:paragraph-rsid="001df867"/>
    </style:style>
    <style:style style:name="T1" style:family="text">
      <style:text-properties officeooo:rsid="0017e637"/>
    </style:style>
    <style:style style:name="T2" style:family="text">
      <style:text-properties fo:language="el" fo:country="GR"/>
    </style:style>
    <style:style style:name="T3" style:family="text">
      <style:text-properties fo:language="el" fo:country="GR" officeooo:rsid="00190359"/>
    </style:style>
    <style:style style:name="T4" style:family="text">
      <style:text-properties fo:language="el" fo:country="GR" officeooo:rsid="001ac774"/>
    </style:style>
    <style:style style:name="T5" style:family="text">
      <style:text-properties fo:language="el" fo:country="GR" officeooo:rsid="001bf742"/>
    </style:style>
    <style:style style:name="T6" style:family="text">
      <style:text-properties fo:language="el" fo:country="GR" officeooo:rsid="0021c439"/>
    </style:style>
    <style:style style:name="T7" style:family="text">
      <style:text-properties fo:language="el" fo:country="GR" officeooo:rsid="0021d204"/>
    </style:style>
    <style:style style:name="T8" style:family="text">
      <style:text-properties fo:language="el" fo:country="GR" officeooo:rsid="00222612"/>
    </style:style>
    <style:style style:name="T9" style:family="text">
      <style:text-properties fo:language="el" fo:country="GR" officeooo:rsid="00228747"/>
    </style:style>
    <style:style style:name="T10" style:family="text">
      <style:text-properties fo:language="el" fo:country="GR" officeooo:rsid="00242884"/>
    </style:style>
    <style:style style:name="T11" style:family="text">
      <style:text-properties fo:language="el" fo:country="GR" officeooo:rsid="0025e386"/>
    </style:style>
    <style:style style:name="T12" style:family="text">
      <style:text-properties fo:language="el" fo:country="GR" officeooo:rsid="0027cd6f"/>
    </style:style>
    <style:style style:name="T13" style:family="text">
      <style:text-properties fo:language="el" fo:country="GR" officeooo:rsid="002932d6"/>
    </style:style>
    <style:style style:name="T14" style:family="text">
      <style:text-properties fo:language="el" fo:country="GR" officeooo:rsid="002a603e"/>
    </style:style>
    <style:style style:name="T15" style:family="text">
      <style:text-properties fo:language="el" fo:country="GR" officeooo:rsid="002bef09"/>
    </style:style>
    <style:style style:name="T16" style:family="text">
      <style:text-properties fo:language="el" fo:country="GR" officeooo:rsid="004f3b6a"/>
    </style:style>
    <style:style style:name="T17" style:family="text">
      <style:text-properties fo:language="el" fo:country="GR" officeooo:rsid="004fa33f"/>
    </style:style>
    <style:style style:name="T18" style:family="text">
      <style:text-properties fo:language="el" fo:country="GR" officeooo:rsid="005182b0"/>
    </style:style>
    <style:style style:name="T19" style:family="text">
      <style:text-properties fo:language="el" fo:country="GR" officeooo:rsid="00575a48"/>
    </style:style>
    <style:style style:name="T20" style:family="text">
      <style:text-properties fo:language="el" fo:country="GR" officeooo:rsid="00577ea6"/>
    </style:style>
    <style:style style:name="T21" style:family="text">
      <style:text-properties fo:language="el" fo:country="GR" officeooo:rsid="005aabee"/>
    </style:style>
    <style:style style:name="T22" style:family="text">
      <style:text-properties fo:language="el" fo:country="GR" officeooo:rsid="005da00c"/>
    </style:style>
    <style:style style:name="T23" style:family="text">
      <style:text-properties fo:language="el" fo:country="GR" officeooo:rsid="00624726"/>
    </style:style>
    <style:style style:name="T24" style:family="text">
      <style:text-properties fo:language="el" fo:country="GR" officeooo:rsid="00641fa1"/>
    </style:style>
    <style:style style:name="T25" style:family="text">
      <style:text-properties fo:language="el" fo:country="GR" officeooo:rsid="00654860"/>
    </style:style>
    <style:style style:name="T26" style:family="text">
      <style:text-properties fo:language="el" fo:country="GR" officeooo:rsid="0078eb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75" table:style-name="Table75">
        <table:table-column table:style-name="Table75.A"/>
        <table:table-column table:style-name="Table75.B"/>
        <table:table-row table:style-name="TableLine2100203874016">
          <table:table-cell table:style-name="Table75.A1" office:value-type="string">
            <text:p text:style-name="P5">Ἄρειος Πότηρ καὶ ἡ τοῦ φιλοσόφου λίθος</text:p>
          </table:table-cell>
          <table:table-cell table:style-name="Table75.A1" office:value-type="string">
            <text:p text:style-name="P1"/>
          </table:table-cell>
        </table:table-row>
        <table:table-row table:style-name="TableLine2100203903936">
          <table:table-cell table:style-name="Table75.A1" office:value-type="string">
            <text:p text:style-name="P5">ΒΙΒΛΟΣ Α<text:line-break/>ΠΕΡΙ ΤΟΥ ΠΑΙΔΟΣ ΤΟΥ ΕΠΙΒΙΟΝΤΟΣ</text:p>
          </table:table-cell>
          <table:table-cell table:style-name="Table75.A1" office:value-type="string">
            <text:p text:style-name="P1">CHAPTER ONE<text:line-break/>THE BOY WHO LIVED </text:p>
          </table:table-cell>
        </table:table-row>
        <table:table-row table:style-name="TableLine2100203890880">
          <table:table-cell table:style-name="Table75.A1" office:value-type="string">
            <text:p text:style-name="P8"><text:span text:style-name="T1">Δούρσλειος καὶ ἡ γυνὴ ἐνῴκουν τῇ τετάρτῃ οἰκίᾳ τῇ τῆς τῶν </text:span>μυρσίνων ὁδοῦ· ἐσεμνύνοντο δὲ περὶ ἑαυτοὺς ὡς οὐδέν διαφέρουσι τῶν ἄλλων ἀνθρώπων, τούτου δ ’ ἕνεκα χάριν πολλὴν ᾔδεσαν. </text:p>
          </table:table-cell>
          <table:table-cell table:style-name="Table75.A1" office:value-type="string">
            <text:p text:style-name="P1">Mr. and Mrs. Dursley, of number four, Privet Drive, were proud to say that they were perfectly normal, thank you very much. </text:p>
          </table:table-cell>
        </table:table-row>
        <table:table-row table:style-name="TableLine2100203892784">
          <table:table-cell table:style-name="Table75.A1" office:value-type="string">
            <text:p text:style-name="P8">Διόπερ νομίζοις ἂν αὐτοὺς ἐν πρώτοις εἶναι τῶν μὴ μετεχόντων τοῦ θαυμασίου, ὡς περὶ οὐδενὸς τὰ τοιαῦτα ποιουμένους καί ἀλαζονείανκαλοῦντας.</text:p>
          </table:table-cell>
          <table:table-cell table:style-name="Table75.A1" office:value-type="string">
            <text:p text:style-name="P1">They were the last people you'd expect to be involved in anything strange or mysterious, because they just didn't hold with such nonsense. </text:p>
          </table:table-cell>
        </table:table-row>
        <table:table-row table:style-name="TableLine2100203896592">
          <table:table-cell table:style-name="Table75.A1" office:value-type="string">
            <text:p text:style-name="P8">ὁ δέ Δούρσλειος κύριος ἦν ἐργαστηρίου τινὸς Γρούνιγγος καλουμένου οῦπερ τρύπανα καὶ τέρετρα παντοδαπὰ ποιεῖται. </text:p>
          </table:table-cell>
          <table:table-cell table:style-name="Table75.A1" office:value-type="string">
            <text:p text:style-name="P1">Mr. Dursley was the director of a firm called Grunnings, which made drills. </text:p>
          </table:table-cell>
        </table:table-row>
        <table:table-row table:style-name="TableLine2100203893872">
          <table:table-cell table:style-name="Table75.A1" office:value-type="string">
            <text:p text:style-name="P8">καὶ μέγας τ’ ἧν τὸ εἶδος καὶ μάλιστα ὀγκώδης· τὸν μὲν γὰρ αὐχένα οὐκ ἦν ῥᾴδιονι’δεῖν πάχιστον ὄντα, μύστακα δ’ ἂν ἴδοις αὐτῷ δασὺν ὡς σφόδρα.</text:p>
          </table:table-cell>
          <table:table-cell table:style-name="Table75.A1" office:value-type="string">
            <text:p text:style-name="P1">He was a big, beefy man with hardly any neck, although he did have a very large mustache.</text:p>
          </table:table-cell>
        </table:table-row>
        <table:table-row table:style-name="TableLine2100203898496">
          <table:table-cell table:style-name="Table75.A1" office:value-type="string">
            <text:p text:style-name="P8">ἡ δέ γυνὴ οὐδαμῶς παχεῖα οὖσα λευκόθριξ τ’ ἦν καί δολιχαύχην· διπλοῦν γὰρ εἶχεν αὐχένα ἢ κατὰ φύσιν καί μάλα χρήσιμον ἐπὶ τὸ ῥᾷον ἐπιτηρεῖν γεράνου δίκην τούς γείτονας σκοποῦσα ὑπὲρ τὸ τειχίον. </text:p>
          </table:table-cell>
          <table:table-cell table:style-name="Table75.A1" office:value-type="string">
            <text:p text:style-name="P1">Mrs. Dursley was thin and blonde and had nearly twice the usual amount of neck, which came in very useful as she spent so much of her time craning over garden fences, spying on the neighbors. </text:p>
          </table:table-cell>
        </table:table-row>
        <table:table-row table:style-name="TableLine2100203899312">
          <table:table-cell table:style-name="Table75.A1" office:value-type="string">
            <text:p text:style-name="P8">καὶ υἱὸν εἶχον οἱ Δούρσλειοι ε”τι παιδίον ὄντα ὀνόματι Δούδλιον· τὸν δ’ ἡγοῦντο τὸ κάλλιστον εἶναι τῶν ἐν ἀνθρώποις.</text:p>
          </table:table-cell>
          <table:table-cell table:style-name="Table75.A1" office:value-type="string">
            <text:p text:style-name="P1">The Dursleys had a small son called Dudley and in their opinion there was no finer boy anywhere. </text:p>
          </table:table-cell>
        </table:table-row>
        <table:table-row table:style-name="TableLine2100203887072">
          <table:table-cell table:style-name="Table75.A1" office:value-type="string">
            <text:p text:style-name="P8">καὶ πάνθ’ ὅσων ποτ’ ἐπεθύμουν, τοσαῦτ’ ἤδη κατεῖχον· ἐφύλαττον δέ καὶ ἀπόρρητόν τι. καὶ μάλιστ’ ἐφοβοῦντο μή τις καταλάβῃ αὐτό, τὸν βίον ἀβίωτον νομίζοντες ἔσεσθαι ἐάν τις περὶ τῶν Ποτήρων πύθηται. </text:p>
          </table:table-cell>
          <table:table-cell table:style-name="Table75.A1" office:value-type="string">
            <text:p text:style-name="P1">The Dursleys had everything they wanted, but they also had a secret, and their greatest fear was that somebody would discover it. They didn't think they could bear it if anyone found out about the Potters.</text:p>
          </table:table-cell>
        </table:table-row>
        <table:table-row table:style-name="TableLine2100203888432">
          <table:table-cell table:style-name="Table75.A1" office:value-type="string">
            <text:p text:style-name="P8"><text:span text:style-name="T3">ἡ γὰρ ἀδελφὴ ἡ τῆς Δουρσλείας ἧν γυνὴ τοῦ Ποτῆρος’ οὐ μὴν οὐδὲ συνεγένοντο ἀλλήλοις πολλὰ ἔτη. ἐ</text:span>κείνη δ’ οὖν εἰρωνευομένη οὐκ ἔφη ἔχειν ἀδελφὴν οὐδεμίαν. παντάπασι γὰρ ἐκ διαμέτρου εἶναι τὰ τῆς ἑαυτῶν διαίτης καὶ τὰ τῶν συγγενῶν, τῆς τε ἀδελφῆς καὶ τοῦ ἀνδρὸς ἐκείνου κακοήθους ὄντος. </text:p>
          </table:table-cell>
          <table:table-cell table:style-name="Table75.A1" office:value-type="string">
            <text:p text:style-name="P1">Mrs. Potter was Mrs. Dursley's sister, but they hadn't met for several years; in fact, Mrs. Dursley pretended she didn't have a sister, because her sister and her good-for-nothing husband were as unDursleyish as it was possible to be. </text:p>
          </table:table-cell>
        </table:table-row>
        <table:table-row table:style-name="TableLine2100203900672">
          <table:table-cell table:style-name="Table75.A1" office:value-type="string">
            <text:p text:style-name="P8">καί γὰρ μάλ’ ὠρρώδουν λοιδορίαν τε καὶ κακολογίαν ὀφλεῖν ἐκ τῶν πλησίον,</text:p>
          </table:table-cell>
          <table:table-cell table:style-name="Table75.A1" office:value-type="string">
            <text:p text:style-name="P1">The Dursleys shuddered to think what the neighbors would say if the Potters arrived in the street.</text:p>
          </table:table-cell>
        </table:table-row>
        <table:table-row table:style-name="TableLine2100203901216">
          <table:table-cell table:style-name="Table75.A1" office:value-type="string">
            <text:p text:style-name="P8">ἀφικομένων ποτ’ ἐκείνων δεῦρο. </text:p>
          </table:table-cell>
          <table:table-cell table:style-name="Table75.A1" office:value-type="string">
            <text:p text:style-name="P1">The Dursleys knew that the Potters had a small son, <text:soft-page-break/>too, but they had never even seen him. </text:p>
          </table:table-cell>
        </table:table-row>
        <table:table-row table:style-name="TableLine2100203902576">
          <table:table-cell table:style-name="Table75.A1" office:value-type="string">
            <text:p text:style-name="P8">διὰ δὲ τοῦτο πρόθυμοι ἦσαν ἀπεῖρξαι τοὺς Ποτῆρας ἀπὸ τοῦ δήμου, ἄλλως τε καὶ ἐλπίζοντες Δουδλίον τὸν υἱὸν μὴ ὁμιλήσειν τῷ τοιούτῳ παιδί.</text:p>
          </table:table-cell>
          <table:table-cell table:style-name="Table75.A1" office:value-type="string">
            <text:p text:style-name="P1">This boy was another good reason for keeping the Potters away; they didn't want Dudley mixing with a child like that. </text:p>
          </table:table-cell>
        </table:table-row>
        <table:table-row table:style-name="TableLine2100203889792">
          <table:table-cell table:style-name="Table75.A1" office:value-type="string">
            <text:p text:style-name="P8">ἐγειρομένων δέ ποτε τῶν Δουρσλείων ἀφ’ ὕπνου ἐκείνῃ τῇ ἡμέρᾳ ὡς <text:span text:style-name="T4">ἔ</text:span><text:span text:style-name="T2">τυχεν</text:span> ἐξ ἧς ἡμεῖς τάδε μυθολογοῦντες ἤρξαμεν, νέφος καὶ ὁμίχλη κατὰ τὸ εἰωθὸς ἐκάλυπτον πάντα τὰ ἔξωθεν· τίς δέ συνίει τὰ μέλλοντα ὡς πανταχοῦ δεινά τε καί παράλογα γενήσεται; </text:p>
          </table:table-cell>
          <table:table-cell table:style-name="Table75.A1" office:value-type="string">
            <text:p text:style-name="P1">When Mr. and Mrs. Dursley woke up on the dull, gray Tuesday our story starts, there was nothing about the cloudy sky outside to suggest that strange and mysterious things would soon be happening all over the country. </text:p>
          </table:table-cell>
        </table:table-row>
        <table:table-row table:style-name="TableLine2100203917536">
          <table:table-cell table:style-name="Table75.A1" office:value-type="string">
            <text:p text:style-name="P8">ὁ μὲν γὰρ Δούρσλειος μινυρίζων τι ᾑρεῖτο τῶν λαιμοδέτων τὸν ἀτερπέστατον ἅτε ἰῶν πρὸς τὸ ἐργαστήριον· ἡ δέ γυνὴ λαλοῦσα πολλῆς μετ’ εὐθυμίας τὸ παιδίον ἀνεβίβαζεν εἰς τὸ βάθρον κραυγὴν <text:span text:style-name="T4">ἔ</text:span>τι προϊέμενον.</text:p>
          </table:table-cell>
          <table:table-cell table:style-name="Table75.A1" office:value-type="string">
            <text:p text:style-name="P1">Mr. Dursley hummed as he picked out his most boring tie for work, and Mrs. Dursley gossiped away happily as she wrestled a screaming Dudley into his high chair. </text:p>
          </table:table-cell>
        </table:table-row>
        <table:table-row table:style-name="TableLine2100203920800">
          <table:table-cell table:style-name="Table75.A1" office:value-type="string">
            <text:p text:style-name="P8">ἀτὰρ δὴ τὴν γλαῦκα τὴν μεγάλην καί ξανθὴν τὴν παρὰ τὰς θυρίδας πετομένην οὐδέτερος εἶδεν.</text:p>
          </table:table-cell>
          <table:table-cell table:style-name="Table75.A1" office:value-type="string">
            <text:p text:style-name="P1">None of them noticed a large, tawny owl flutter past the window. </text:p>
          </table:table-cell>
        </table:table-row>
        <table:table-row table:style-name="TableLine2100203912368">
          <table:table-cell table:style-name="Table75.A1" office:value-type="string">
            <text:p text:style-name="P8">ὁ δέ Δούρσλειος ὄρθριος τὸ σακίον λαβὼν τὴν μὲν τῆς γυναικὸς παρειὰν ἐφίλησε, τῆς δέ τοῦ παιδὸς ἥμαρτε, τότε δὴ δι’ ὀργὴς ἇποβάλλοντος τὰ ἄλφιτα ἐπὶ τὸ τειχίον. </text:p>
          </table:table-cell>
          <table:table-cell table:style-name="Table75.A1" office:value-type="string">
            <text:p text:style-name="P1">At half past eight, Mr. Dursley picked up his briefcase, pecked Mrs. Dursley on the cheek, and tried to kiss Dudley good-bye but missed, because Dudley was now having a tantrum and throwing his cereal at the walls. </text:p>
          </table:table-cell>
        </table:table-row>
        <table:table-row table:style-name="TableLine2100203906112">
          <table:table-cell table:style-name="Table75.A1" office:value-type="string">
            <text:p text:style-name="P8">ὑπογελάσας δέ Ἀκόλαστον, ἔφη, εἶ χρῆμα παιδαρίου, <text:span text:style-name="T5">ἔ</text:span>πειτα δ’ οἴκοθεν ἐξελθὼν ἤλαυνε τὸ αὐτοκίνητον ὄχημα ἐπὶ τὴν ἀγοράν.</text:p>
          </table:table-cell>
          <table:table-cell table:style-name="Table75.A1" office:value-type="string">
            <text:p text:style-name="P1">"Little tyke," chortled Mr. Dursley as he left the house. He got into his car and backed out of number four's drive.</text:p>
          </table:table-cell>
        </table:table-row>
        <table:table-row table:style-name="TableLine2100203905024">
          <table:table-cell table:style-name="Table75.A1" office:value-type="string">
            <text:p text:style-name="P8">πρὸς δ’ ἁμαξιτὸν ὁδοιπορῶν, τὸ πρῶτον θαῦμα εἶδεν, αἴλουρον πινάκιόν τι γεωγραφικὸν ἀναγιγνώσκοντα. </text:p>
          </table:table-cell>
          <table:table-cell table:style-name="Table75.A1" office:value-type="string">
            <text:p text:style-name="P1">It was on the corner of the street that he noticed the first sign of something peculiar -- a cat reading a map.</text:p>
          </table:table-cell>
        </table:table-row>
        <table:table-row table:style-name="TableLine2100203907200">
          <table:table-cell table:style-name="Table75.A1" office:value-type="string">
            <text:p text:style-name="P8">καί πρῶτον μὲν ἔλαθεν ἑαυτὸν τοιοῦτ’ ἰδών· ἔπειτα δὲ τὸν τράχηλον εἰς τούπίσω περιστρέψας, αὖθις προσέβλεψεν. </text:p>
          </table:table-cell>
          <table:table-cell table:style-name="Table75.A1" office:value-type="string">
            <text:p text:style-name="P1">For a second, Mr. Dursley didn't realize what he had seen -- then he jerked his head around to look again.</text:p>
          </table:table-cell>
        </table:table-row>
        <table:table-row table:style-name="TableLine2100203908288">
          <table:table-cell table:style-name="Table75.A1" office:value-type="string">
            <text:p text:style-name="P8">αἴλουρον μὲν δὴ παρδαλωτὸν παρὰ τὴν ἁμαξιτὸν ἑστηκότα, πίνακα δ’ οὐκ εἶδεν.</text:p>
          </table:table-cell>
          <table:table-cell table:style-name="Table75.A1" office:value-type="string">
            <text:p text:style-name="P2">Ⲧ<text:span text:style-name="T1">here was a tabby cat standing on the corner of Privet Drive, but there wasn't a map in sight.</text:span></text:p>
          </table:table-cell>
        </table:table-row>
        <table:table-row table:style-name="TableLine2100203910464">
          <table:table-cell table:style-name="Table75.A1" office:value-type="string">
            <text:p text:style-name="P8">καὶ πρὸς ἑαυτὸν ἐννοῶν Ἆρ’ οὐκ ἐφαντάσθην πάντα, ἔφη, ἐψευσμένος τι τῷ δοκοῦντι;</text:p>
          </table:table-cell>
          <table:table-cell table:style-name="Table75.A1" office:value-type="string">
            <text:p text:style-name="P1">What could he have been thinking of? It must have been a trick of the light. </text:p>
          </table:table-cell>
        </table:table-row>
        <table:table-row table:style-name="TableLine2100203911008">
          <table:table-cell table:style-name="Table75.A1" office:value-type="string">
            <text:p text:style-name="P8">σκαρδαμύττων οὖν πρὸς αὐτὸν ἔβλεψε μάλ’ αὖθις<text:span text:style-name="T6">·</text:span></text:p>
          </table:table-cell>
          <table:table-cell table:style-name="Table75.A1" office:value-type="string">
            <text:p text:style-name="P1">Mr. Dursley blinked and stared at the cat.</text:p>
          </table:table-cell>
        </table:table-row>
        <table:table-row table:style-name="TableLine2100203908832">
          <table:table-cell table:style-name="Table75.A1" office:value-type="string">
            <text:p text:style-name="P8">ὁ δ’ ἐναντίον προσέβλεπε. ἀπελαύνων δ’ οῦν πρὸς τὸν αἴλουρον οὐκ ἐπαύσατο βλέπων ἐν τῷ κατόπτρῳ. </text:p>
          </table:table-cell>
          <table:table-cell table:style-name="Table75.A1" office:value-type="string">
            <text:p text:style-name="P1">It stared back. As Mr. Dursley drove around the corner and up the road, he watched the cat in his mirror.</text:p>
          </table:table-cell>
        </table:table-row>
        <table:table-row table:style-name="TableLine2100203912640">
          <table:table-cell table:style-name="Table75.A1" office:value-type="string">
            <text:p text:style-name="P8">τὸν δ’ ἀναγιγνώσκοντα κατεῖδε τὸ τῆς ὁδοῦ ὄνομα τὸ ἐν σημείῳ ἐπιγεγραμμένονόὐ μὰ Δί’ ἀλλὰ <text:soft-page-break/>βλέποντα δὴ πρὸς τὸ σημεῖον, <text:span text:style-name="T6">ὡ</text:span>ς τῶν αἰλούρων ἀναγιγνώσκειν μὴ ἐπισταμένων μήτε πίνακα γεωγραφικὸν μήτε σημεῖον.</text:p>
          </table:table-cell>
          <table:table-cell table:style-name="Table75.A1" office:value-type="string">
            <text:p text:style-name="P1">It was now reading the sign that said Privet Drive -- no, looking at the sign; cats couldn't read maps or <text:soft-page-break/>signs. Mr. Dursley gave himself a little shake and put the cat out of his mind.</text:p>
          </table:table-cell>
        </table:table-row>
        <table:table-row table:style-name="TableLine2100203913728">
          <table:table-cell table:style-name="Table75.A1" office:value-type="string">
            <text:p text:style-name="P8">ὀχούμενος οὖν ἐπὶ τὴν ἀγορὰν τοῦ μὲν αἰλούρου ἐπελάθετο, περὶ δέ τὰ τρύπανα ἐφρόντιζεν ὧν πολλῶν καὶ καλῶν αὐθήμερον λήξεσθαι ἔμελλεν.</text:p>
          </table:table-cell>
          <table:table-cell table:style-name="Table75.A1" office:value-type="string">
            <text:p text:style-name="P1">As he drove toward town he thought of nothing except a large order of drills he was hoping to get that day. </text:p>
          </table:table-cell>
        </table:table-row>
        <table:table-row table:style-name="TableLine2100203919712">
          <table:table-cell table:style-name="Table75.A1" office:value-type="string">
            <text:p text:style-name="P8">ἐκεῖσε δὲ πλησιάζων καὶ τῶν τρυπάνων ἐπιλήσμων ἐγένετο, δέον προσέχειν τὸν νοῦν εἰς ἄλλο τι νέον. </text:p>
          </table:table-cell>
          <table:table-cell table:style-name="Table75.A1" office:value-type="string">
            <text:p text:style-name="P1">But on the edge of town, drills were driven out of his mind by something else.</text:p>
          </table:table-cell>
        </table:table-row>
        <table:table-row table:style-name="TableLine2100203914272">
          <table:table-cell table:style-name="Table75.A1" office:value-type="string">
            <text:p text:style-name="P8">οὐ γὰρ ἐξὸν αὐτῷ προχωρεῖν εἰ μὴ βραδέως, ὃ καὶ καθ’ ἡμέραν ἐγένετο τοῖς πρὸς ἀγορὰν ἐν αὐτοκινήτῳ ὀχουμένοις, οὐκ <text:span text:style-name="T7">ἔ</text:span>λαθον αὐτὸν ἐν ὁδῶ ὁμιλοῦντες πολλοὶ ἄνθρωποι ἐσθῆτα ἐνδεδυμένοι ἄτοπον.</text:p>
          </table:table-cell>
          <table:table-cell table:style-name="Table75.A1" office:value-type="string">
            <text:p text:style-name="P1">As he sat in the usual morning traffic jam, he couldn't help noticing that there seemed to be a lot of strangely dressed people about.</text:p>
          </table:table-cell>
        </table:table-row>
        <table:table-row table:style-name="TableLine2100203914544">
          <table:table-cell table:style-name="Table75.A1" office:value-type="string">
            <text:p text:style-name="P8">τρίβωνα γὰρ πᾶς τις μέγαν περιεβέβλητο· </text:p>
          </table:table-cell>
          <table:table-cell table:style-name="Table75.A1" office:value-type="string">
            <text:p text:style-name="P1">People in cloaks.</text:p>
          </table:table-cell>
        </table:table-row>
        <table:table-row table:style-name="TableLine2100203918896">
          <table:table-cell table:style-name="Table75.A1" office:value-type="string">
            <text:p text:style-name="P8">ἐμίσει δ’ ἐκεῖνος τούς ἄλλους τ’ τὰ τοιαῦτα περιβαλλομένους ὡς γελοίους ἑαυτοὺς παρέχοντας καὶ τούς νέους τοὺς ἐσθῆτα ἄμουσον ἀεὶ προαιρουμένους.</text:p>
          </table:table-cell>
          <table:table-cell table:style-name="Table75.A1" office:value-type="string">
            <text:p text:style-name="P1">Mr. Dursley couldn't bear people who dressed in funny clothes -- the getups you saw on young people!</text:p>
          </table:table-cell>
        </table:table-row>
        <table:table-row table:style-name="TableLine2100203925968">
          <table:table-cell table:style-name="Table75.A1" office:value-type="string">
            <text:p text:style-name="P8">ἐκείνους δ’ οῦν ἐνόμισε καινίζειν που περὶ τῶν ἱματίων. </text:p>
          </table:table-cell>
          <table:table-cell table:style-name="Table75.A1" office:value-type="string">
            <text:p text:style-name="P1">He supposed this was some stupid new fashion.</text:p>
          </table:table-cell>
        </table:table-row>
        <table:table-row table:style-name="TableLine2100203929776">
          <table:table-cell table:style-name="Table75.A1" office:value-type="string">
            <text:p text:style-name="P8">οὕτω δ’ ἀμηχανοῦντι ἅτε ὀχουμένῳ <text:span text:style-name="T8">ἔ</text:span>τι ἐν τῷ αὐτοκινήτῳ ἐξῆν ἰδεῖν θίασόν τινα αὐτῶν πλησίον ἑστηκότων καί πρὸς τὸ οὖς ψιθυριζόντων ἀλλήλοις πολλῇ σπουδῇ. </text:p>
          </table:table-cell>
          <table:table-cell table:style-name="Table75.A1" office:value-type="string">
            <text:p text:style-name="P1">He drummed his fingers on the steering wheel and his eyes fell on a huddle of these weirdos standing quite close by. They were whispering excitedly together. </text:p>
          </table:table-cell>
        </table:table-row>
        <table:table-row table:style-name="TableLine2100203938208">
          <table:table-cell table:style-name="Table75.A1" office:value-type="string">
            <text:p text:style-name="P8">αἰσθόμενος δ’ ἄρα δυοῖν οὐκέτι νέων ὄντων μᾶλλον ἠγανάκτει, καὶ ἰδὼν τὸν ἕτερον γεραίτερον μὲν ὄντα ἑαυτοῦ, πράσινον δέ τρίβωνα ἠμφιεσμένον ὑπὲρ τούτου μάλιστ’ ὠργίσθη. Φεὺ τῆς ἀναιδείας, ἔφη· </text:p>
          </table:table-cell>
          <table:table-cell table:style-name="Table75.A1" office:value-type="string">
            <text:p text:style-name="P1">Mr. Dursley was enraged to see that a couple of them weren't young at all; why, that man had to be older than he was, and wearing an emerald-green cloak! The nerve of him! </text:p>
          </table:table-cell>
        </table:table-row>
        <table:table-row table:style-name="TableLine2100203922160">
          <table:table-cell table:style-name="Table75.A1" office:value-type="string">
            <text:p text:style-name="P8">ἀλλὰ δῆλον ὅτι <text:span text:style-name="T2">ε</text:span><text:span text:style-name="T9">ἰ</text:span><text:span text:style-name="T2">ς</text:span> ἐπίδειξίν τινα γελοίαν δὴ ὡς ᾤετο ἐληλύθεσαν φιλάνθρωποι ἵνα ἐλεημοσύνης ἕνεκα ἀργύριον ἇγείρωσι Καὶ τοιαῦτα μὲν δὴ ταῦτα, ἔφη. </text:p>
            <text:p text:style-name="P8"/>
          </table:table-cell>
          <table:table-cell table:style-name="Table75.A1" office:value-type="string">
            <text:p text:style-name="P1">But then it struck Mr. Dursley that this was probably some silly stunt -- these people were obviously collecting for something...yes, that would be it. </text:p>
          </table:table-cell>
        </table:table-row>
        <table:table-row table:style-name="TableLine2100203933584">
          <table:table-cell table:style-name="Table75.A1" office:value-type="string">
            <text:p text:style-name="P8">τῶν δ’ οὖν ὀχημάτων προσαγόντων, δι’ ὀλίγου ἀφίκετο εἷς τὴν Γρουνίγγα, ὅλος περὶ τὰ τρύπανα πάλιν ἔχων.</text:p>
          </table:table-cell>
          <table:table-cell table:style-name="Table75.A1" office:value-type="string">
            <text:p text:style-name="P1">The traffic moved on and a few minutes later, Mr. Dursley arrived in the Grunnings parking lot, his mind back on drills.</text:p>
          </table:table-cell>
        </table:table-row>
        <table:table-row table:style-name="TableLine2100203926240">
          <table:table-cell table:style-name="Table75.A1" office:value-type="string">
            <text:p text:style-name="P8">καὶ γὰρ ἐνθάδε δίαιτα ἦν αὐτῷ ἐπὶ τῷ ἐνάτῳ ὀρόφῳ· ἐκεῖ δ’ ἐκάθητο ὁσημέραι καί τό γε νῶτον ἀεὶ ἔστρεφε πρὸς τὴν φωταγωγόν. </text:p>
          </table:table-cell>
          <table:table-cell table:style-name="Table75.A1" office:value-type="string">
            <text:p text:style-name="P1">Mr. Dursley always sat with his back to the window in his office on the ninth floor. </text:p>
          </table:table-cell>
        </table:table-row>
        <table:table-row table:style-name="TableLine2100203926512">
          <table:table-cell table:style-name="Table75.A1" office:value-type="string">
            <text:p text:style-name="P8">εἶ γὰρ μὴ ταῦτ’ ἐποίει, τοῖς τρυπάνοις ἴσως ἂν <text:soft-page-break/>χαλεπώτερον ἦν προσέχειν τὸν νοῦν. </text:p>
          </table:table-cell>
          <table:table-cell table:style-name="Table75.A1" office:value-type="string">
            <text:p text:style-name="P1">If he hadn't, he might have found it harder to concentrate on drills that morning. </text:p>
          </table:table-cell>
        </table:table-row>
        <table:table-row table:style-name="TableLine2100203931680">
          <table:table-cell table:style-name="Table75.A1" office:value-type="string">
            <text:p text:style-name="P8">τὰς οὖν γλαῦκας τὰς πρὸς αὐγὴν ἡλίου ἀεὶ περιπετομένας αὐτὸς μὲν οὐκ εἶδεν, εἶδον δέ οἱ ἐν ὁδῷ, κεχηνότες καὶ δακτυλοδεικτοῦντες. </text:p>
          </table:table-cell>
          <table:table-cell table:style-name="Table75.A1" office:value-type="string">
            <text:p text:style-name="P1">He didn't see the owls swooping past in broad daylight, though people down in the street did; they pointed and gazed open- mouthed as owl after owl sped overhead.</text:p>
          </table:table-cell>
        </table:table-row>
        <table:table-row table:style-name="TableLine2100203937664">
          <table:table-cell table:style-name="Table75.A1" office:value-type="string">
            <text:p text:style-name="P8">τὸ γὰρ πλῆθος πρότερον οὐκ <text:span text:style-name="T10">ἔ</text:span>τυχεν οὐδὲ νύκτωρ ἑωρακὸς γλαῦκ’ οὐδεμίαν.</text:p>
          </table:table-cell>
          <table:table-cell table:style-name="Table75.A1" office:value-type="string">
            <text:p text:style-name="P1">Most of them had never seen an owl even at nighttime.</text:p>
          </table:table-cell>
        </table:table-row>
        <table:table-row table:style-name="TableLine2100203928416">
          <table:table-cell table:style-name="Table75.A1" office:value-type="string">
            <text:p text:style-name="P8">ἐκεῖνος δ’ ὡς <text:span text:style-name="T11">ἔ</text:span>θος ἀγλαυκόπληκτος διέτριψε καθ’ ὅλην τὴν ἡμέραν.</text:p>
          </table:table-cell>
          <table:table-cell table:style-name="Table75.A1" office:value-type="string">
            <text:p text:style-name="P1">Mr. Dursley, however, had a perfectly normal, owl-free morning.</text:p>
          </table:table-cell>
        </table:table-row>
        <table:table-row table:style-name="TableLine2100203924064">
          <table:table-cell table:style-name="Table75.A1" office:value-type="string">
            <text:p text:style-name="P8">ἄλλοτε μὲν γὰρ τὸν δεῖνα ἤλεγξεν ὑβρίζων καὶ προπηλακίζων - τοῦτο γὰρ πεντάκις ἐγένετο - ἄλλοτε δέ τῶν δυνατῶν τισὶ τηλεφωνών πόλλ’ αὖθις ὕβριζεν.</text:p>
          </table:table-cell>
          <table:table-cell table:style-name="Table75.A1" office:value-type="string">
            <text:p text:style-name="P1">He yelled at five different people. He made several important telephone calls and shouted a bit more.</text:p>
          </table:table-cell>
        </table:table-row>
        <table:table-row table:style-name="TableLine2100203929504">
          <table:table-cell table:style-name="Table75.A1" office:value-type="string">
            <text:p text:style-name="P8">καὶ διὰ μὲν τούτου εὐκόλως εἶχεν ὡς σφόδρ<text:span text:style-name="T12">α</text:span> ὥρας δέ γενομένης τῆς τοῦ ἀρίστου, <text:span text:style-name="T12">ἔ</text:span>δοξεν αὐτῷ ἐλθεῖν παρὰ τὴν ἀρτόπωλιν ὠνησομένῳ σησαμοῦντα.</text:p>
          </table:table-cell>
          <table:table-cell table:style-name="Table75.A1" office:value-type="string">
            <text:p text:style-name="P1">He was in a very good mood until lunchtime, when he thought he'd stretch his legs and walk across the road to buy himself a bun from the bakery. </text:p>
          </table:table-cell>
        </table:table-row>
        <table:table-row table:style-name="TableLine2100203933856">
          <table:table-cell table:style-name="Table75.A1" office:value-type="string">
            <text:p text:style-name="P8">τῶν γὰρ τρίβωνας φορούντων τελέως ἐπελάθετο πρίν γε θίασον κατιδεῖν φοιτῶντα πρὸ τοῦ ἀρτοπωλίου.</text:p>
          </table:table-cell>
          <table:table-cell table:style-name="Table75.A1" office:value-type="string">
            <text:p text:style-name="P1">He'd forgotten all about the people in cloaks until he passed a group of them next to the baker's. </text:p>
          </table:table-cell>
        </table:table-row>
        <table:table-row table:style-name="TableLine2100203934672">
          <table:table-cell table:style-name="Table75.A1" office:value-type="string">
            <text:p text:style-name="P8">ἀτενίζων οὖν παρ’ αὐτοὺς ἦλθε χόλου μεστός, οἱ δ’ ἐτάραττόν πως τὴν ἡσυχίαν αὐτοῦ, αἰτίαν δ’ οὐκ ἠπίστατο. </text:p>
          </table:table-cell>
          <table:table-cell table:style-name="Table75.A1" office:value-type="string">
            <text:p text:style-name="P1">He eyed them angrily as he passed. He didn't know why, but they made him uneasy.</text:p>
          </table:table-cell>
        </table:table-row>
        <table:table-row table:style-name="TableLine2100203928688">
          <table:table-cell table:style-name="Table75.A1" office:value-type="string">
            <text:p text:style-name="P8">καί οὗτοι πρὸς οὖς ἀλλήλοις κοινολογούμενοι</text:p>
            <text:p text:style-name="P8">ἔτυχον, οὐδ’ εἶχον καλπίδα οὐδεμίαν οὗ τις ἀργύριον πρὸς τὴνἐλεημοσύνην ἐνθήσει.</text:p>
          </table:table-cell>
          <table:table-cell table:style-name="Table75.A1" office:value-type="string">
            <text:p text:style-name="P1">This bunch were whispering excitedly, too, and he couldn't see a single collecting tin.</text:p>
          </table:table-cell>
        </table:table-row>
        <table:table-row table:style-name="TableLine2100203928960">
          <table:table-cell table:style-name="Table75.A1" office:value-type="string">
            <text:p text:style-name="P8">ἐπανιὼν δέ παρὰ τοῦ ἀρτοπωλίου ἄμυλον μέγαν <text:span text:style-name="T13">ἔ</text:span>χων καί γλυκύν, λαλούντων αὐτῶν ὀλίγον τι παρήκουσεν·</text:p>
          </table:table-cell>
          <table:table-cell table:style-name="Table75.A1" office:value-type="string">
            <text:p text:style-name="P1">It was on his way back past them, clutching a large doughnut in a bag, that he caught a few words of what they were saying.</text:p>
          </table:table-cell>
        </table:table-row>
        <table:table-row table:style-name="TableLine2100203940656">
          <table:table-cell table:style-name="Table75.A1" office:value-type="string">
            <text:p text:style-name="P8">ἄλλος γὰρ ἄλλῳ διαλεγόμενος Φάσκουσι τοὺς μὲν Ποτῆρας …… <text:span text:style-name="T13">ἔ</text:span>φη ἢ Ναί, ὁ δ’ υἱὸς αὐτῶν Ἄρειος</text:p>
          </table:table-cell>
          <table:table-cell table:style-name="Table75.A1" office:value-type="string">
            <text:p text:style-name="P1">"The Potters, that's right, that's what I heard yes, their son, Harry" </text:p>
          </table:table-cell>
        </table:table-row>
        <table:table-row table:style-name="TableLine2100203941744">
          <table:table-cell table:style-name="Table75.A1" office:value-type="string">
            <text:p text:style-name="P8">ταῦτα δ’ ἀκούσας ὁ Δούρσλειος πάντως ἠπόρει, φόβῳ κατακεκλυσμένος ὥσπερ κύματι, πρῶτον μὲν γὰρ ἐφαίνετο μέλλων προσειπεῖν αὐτούς, τέλος δ’ ἡσυχίαν εἶχεν.</text:p>
          </table:table-cell>
          <table:table-cell table:style-name="Table75.A1" office:value-type="string">
            <text:p text:style-name="P1">Mr. Dursley stopped dead. Fear flooded him. He looked back at the whisperers as if he wanted to say something to them, but thought better of it. </text:p>
          </table:table-cell>
        </table:table-row>
        <table:table-row table:style-name="TableLine2100203945552">
          <table:table-cell table:style-name="Table75.A1" office:value-type="string">
            <text:p text:style-name="P8">δρόμῳ δὲ δι’ ὁδὸν ἀναχωρήσας, καὶ πάλιν εἷς τὴν δίαιταν ἀναβὰς καί τῷ γραμματεῖ πόλλ’ ἤδη <text:span text:style-name="T2">α</text:span><text:span text:style-name="T14">ἰ</text:span><text:span text:style-name="T2">τοῦντι</text:span> λοιδορησάμενος, τῇ γυναικὶ τηλεφωνῶν ἤρξατο μέν, ἐπαύσατο δ’ εὐθύς.</text:p>
          </table:table-cell>
          <table:table-cell table:style-name="Table75.A1" office:value-type="string">
            <text:p text:style-name="P1">He dashed back across the road, hurried up to his office, snapped at his secretary not to disturb him, seized his telephone, and had almost finished dialing his home number when he changed his mind.</text:p>
          </table:table-cell>
        </table:table-row>
        <table:table-row table:style-name="TableLine2100203944736">
          <table:table-cell table:style-name="Table75.A1" office:value-type="string">
            <text:p text:style-name="P8"><text:span text:style-name="T14">ἔ</text:span>πειτα δέ μετανοήσας τοῦ μύστακος ἁπτόμενος πρὸς ἑαυτὸν ὧδε ἐλογίζετο ὥς ἐστιν ἠλίθιος<text:span text:style-name="T14">·</text:span> πολλοὺς μὲν γὰρ εἶναι ἀνθρώπους τὸ αὐτὸ ὄνομα κεκλημένους, πολλοῖς δ’ αὖ υἱὸν δήπου <text:soft-page-break/>γεγενῆσθαι Ἄρειον. </text:p>
          </table:table-cell>
          <table:table-cell table:style-name="Table75.A1" office:value-type="string">
            <text:p text:style-name="P1">He put the receiver back down and stroked his mustache, thinking... no, he was being stupid. Potter wasn't such an unusual name. He was sure there were lots of people called Potter who had a <text:soft-page-break/>son called Harry.</text:p>
          </table:table-cell>
        </table:table-row>
        <table:table-row table:style-name="TableLine2100203939024">
          <table:table-cell table:style-name="Table75.A1" office:value-type="string">
            <text:p text:style-name="P8">εἴγ’ ἄρα τοῦτο τοῦνομα αὐτῷ· οὐδαμῶς γὰρ αὐτὸ πιστὸν καὶ βέβαιον ἔχειν, ὥς γε οὔποθ’ ἑωρακὼς τὸν παῖδα.</text:p>
          </table:table-cell>
          <table:table-cell table:style-name="Table75.A1" office:value-type="string">
            <text:p text:style-name="P1">Come to think of it, he wasn't even sure his nephew was called Harry. He'd never even seen the boy.</text:p>
          </table:table-cell>
        </table:table-row>
        <table:table-row table:style-name="TableLine2100203942832">
          <table:table-cell table:style-name="Table75.A1" office:value-type="string">
            <text:p text:style-name="P4"><text:span text:style-name="T2">Ἁρού</text:span><text:span text:style-name="T14">ι</text:span><text:span text:style-name="T2">ον</text:span> γὰρ ἴσως τοῦνομα αὐτοῦ ἢ</text:p>
            <text:p text:style-name="P8">Ἁρόλδιον.</text:p>
          </table:table-cell>
          <table:table-cell table:style-name="Table75.A1" office:value-type="string">
            <text:p text:style-name="P1">It might have been Harvey. Or Harold.</text:p>
          </table:table-cell>
        </table:table-row>
        <table:table-row table:style-name="TableLine2100203947184">
          <table:table-cell table:style-name="Table75.A1" office:value-type="string">
            <text:p text:style-name="P8">οὔκουν δεῖν ἀγγεῖλαι ταῦτα τῇ γυναικί, ἑκάστοτε συνταραχθείσῃ εἴ τι περὶ τῆς ἀδελφῆς ἤκουσέ ποτε. οὐ μὴν οὐδὲ μέμφεσθαι αὐτῇ.</text:p>
          </table:table-cell>
          <table:table-cell table:style-name="Table75.A1" office:value-type="string">
            <text:p text:style-name="P1">There was no point in worrying Mrs. Dursley; she always got so upset at any mention of her sister. He didn't blame her.</text:p>
          </table:table-cell>
        </table:table-row>
        <table:table-row table:style-name="TableLine2100203943104">
          <table:table-cell table:style-name="Table75.A1" office:value-type="string">
            <text:p text:style-name="P8">εἷ γὰρ τὴν τοιαύτην αὐτὸς ἀδελφὴν εἶχεν…….. ἀλλὰ μὴν τί χρῆμα τὸ τῶν τρίβωνας φορούντων<text:span text:style-name="T15">;</text:span></text:p>
          </table:table-cell>
          <table:table-cell table:style-name="Table75.A1" office:value-type="string">
            <text:p text:style-name="P1">if he'd had a sister like that... but all the same, those people in cloaks... </text:p>
          </table:table-cell>
        </table:table-row>
        <table:table-row table:style-name="TableLine2100203943648">
          <table:table-cell table:style-name="Table75.A1" office:value-type="string">
            <text:p text:style-name="P8">μετὰ δέ ταῦτα χαλεπώτερον ἠν αὐτῷ τοῖς γε τρυπάνοις προσέχειν τὸν νοῦν· πρὸς δ’ ἑσπέραν οἴκαδ’ ἐπανιὼν οὕτως ἐταλαιπώρει</text:p>
            <text:p text:style-name="P6">ὥστε προσκροῦσαι ἀνθρωπίσκον τινὰ γερόντα ἐντυχὼν πρὸ τῶν θυρῶν.</text:p>
          </table:table-cell>
          <table:table-cell table:style-name="Table75.A1" office:value-type="string">
            <text:p text:style-name="P1">He found it a lot harder to concentrate on drills that afternoon and when he left the building at five o'clock, he was still so worried that he walked straight into someone just outside the door. </text:p>
          </table:table-cell>
        </table:table-row>
        <table:table-row table:style-name="TableLine2100203946912">
          <table:table-cell table:style-name="Table75.A1" office:value-type="string">
            <text:p text:style-name="P8">Λυποῦμαι, ἔφη ἀπροθύμως. ὁ δ’ ὑπεσκελισμένος μόνον οὐκ ἔπεσεν, τρίβωνα δ’ ἐφόρει πορφυροῦν.</text:p>
          </table:table-cell>
          <table:table-cell table:style-name="Table75.A1" office:value-type="string">
            <text:p text:style-name="P1">"Sorry," he grunted, as the tiny old man stumbled and almost fell. It was a few seconds before Mr. Dursley realized that the man was wearing a violet cloak.</text:p>
          </table:table-cell>
        </table:table-row>
        <table:table-row table:style-name="TableLine2100203949360">
          <table:table-cell table:style-name="Table75.A1" office:value-type="string">
            <text:p text:style-name="P7">ἀλλὰ καίπερ γνὺξ ἐσφαλμένος, οὐδὲν ἐσκυθρώπαζεν, ἀλλὰ σφόδρα γελάσας Μηδέν λυπῇ, ὦ τᾶν, ἔφη τῇ φωνῇ οὕτως ὀξείᾳ ὥστε τοὺς παριόντας κεχηνότας προσβλέψαι’ τήμερον γὰρ οὐκ ἔστι μοι δυσκόλως ἔχειν. </text:p>
          </table:table-cell>
          <table:table-cell table:style-name="Table75.A1" office:value-type="string">
            <text:p text:style-name="P1">He didn't seem at all upset at being almost knocked to the ground. On the contrary, his face split into a wide smile and he said in a squeaky voice that made passersby stare, "Don't be sorry, my dear sir, for nothing could upset me today! </text:p>
          </table:table-cell>
        </table:table-row>
        <table:table-row table:style-name="TableLine2100203949904">
          <table:table-cell table:style-name="Table75.A1" office:value-type="string">
            <text:p text:style-name="P8">εὐφραίνῃ δῆτα’ ἐκεῖνος γὰρ οὗ τοῦνομ’ ἅρρητόν ἐστιν ἀποίχεται τέλος δή.</text:p>
          </table:table-cell>
          <table:table-cell table:style-name="Table75.A1" office:value-type="string">
            <text:p text:style-name="P1">Rejoice, for You-Know-Who has gone at last!</text:p>
          </table:table-cell>
        </table:table-row>
        <table:table-row table:style-name="TableLine2100203950448">
          <table:table-cell table:style-name="Table75.A1" office:value-type="string">
            <text:p text:style-name="P8">καί σ<text:span text:style-name="T16">ὲ</text:span> καὶ τούς ἄλλους καίπερ Μυγάλους ὄντας εὐφραίνεσθαι δεῖ ἀνὰ πᾶσαν τὴν ἡμέραν.</text:p>
          </table:table-cell>
          <table:table-cell table:style-name="Table75.A1" office:value-type="string">
            <text:p text:style-name="P1">Even Muggles like yourself should be celebrating, this happy, happy day!" </text:p>
          </table:table-cell>
        </table:table-row>
        <table:table-row table:style-name="TableLine2100203954528">
          <table:table-cell table:style-name="Table75.A1" office:value-type="string">
            <text:p text:style-name="P8">καὶ περιπλέξας αὐτὸν ταῖς χερσὶν ἀπέβη. </text:p>
          </table:table-cell>
          <table:table-cell table:style-name="Table75.A1" office:value-type="string">
            <text:p text:style-name="P1">And the old man hugged Mr. Dursley around the middle and walked off. </text:p>
          </table:table-cell>
        </table:table-row>
        <table:table-row table:style-name="TableLine2100203955344">
          <table:table-cell table:style-name="Table75.A1" office:value-type="string">
            <text:p text:style-name="P8">ὁ δ’ ἠπόρει ὥσπερ κηληθείς· </text:p>
          </table:table-cell>
          <table:table-cell table:style-name="Table75.A1" office:value-type="string">
            <text:p text:style-name="P1">Mr. Dursley stood rooted to the spot.</text:p>
          </table:table-cell>
        </table:table-row>
        <table:table-row table:style-name="TableLine2100203955888">
          <table:table-cell table:style-name="Table75.A1" office:value-type="string">
            <text:p text:style-name="P8">περιπεπλέχθαι γὰρ αὐτὸς ἀνθρωπίσκῳ τινὶ ἀγεννεῖ καί ἀγνωστῴ, πρὸς δέ τούτου καὶ Μύγαλος ὀνομασθῆναι οὐκ εἰδὼς τοῦτο ὅ τι εἴη. </text:p>
          </table:table-cell>
          <table:table-cell table:style-name="Table75.A1" office:value-type="string">
            <text:p text:style-name="P1">He had been hugged by a complete stranger. He also thought he had been called a Muggle, whatever that was. He was rattled.</text:p>
          </table:table-cell>
        </table:table-row>
        <table:table-row table:style-name="TableLine2100203961328">
          <table:table-cell table:style-name="Table75.A1" office:value-type="string">
            <text:p text:style-name="P8">πολλῇ οῦν ταράχῃ πρὸς τὸ ὄχημα δραμὼν οἴκαδ’ ἀνεχώρησε, ἐλπίζων καὶ τότε φαντάζεσθαι τὰ πάντα. τοιοῦτο δ’ οὐπώποτ’ ἤλπιζε διὰ τὸ καθ’ ἕξιν ψέγειν τοῦς φανταζομένους.</text:p>
          </table:table-cell>
          <table:table-cell table:style-name="Table75.A1" office:value-type="string">
            <text:p text:style-name="P1">He hurried to his car and set off for home, hoping he was imagining things, which he had never hoped before, because he didn't approve of imagination. </text:p>
          </table:table-cell>
        </table:table-row>
        <table:table-row table:style-name="TableLine2100203958064">
          <table:table-cell table:style-name="Table75.A1" office:value-type="string">
            <text:p text:style-name="P8">οἴκαδε δ’ ἀφικόμενος, εὐθὺς ἠγανάκτησεν ἰδὼν τὸν αἴλουρον ἐπὶ τῷ τείχει καθημένον τὸν αὐτὸν ὃν πρότερον, ὡς ἐφαίνετο, <text:span text:style-name="T2">τα</text:span><text:span text:style-name="T17">ὐ</text:span><text:span text:style-name="T2">τὰ</text:span> παρέχοντα τὰ ἀμφὶ τὼ ὀφθαλμώ.</text:p>
          </table:table-cell>
          <table:table-cell table:style-name="Table75.A1" office:value-type="string">
            <text:p text:style-name="P1">As he pulled into the driveway of number four, the first thing he saw -- and it didn't improve his mood -- was the tabby cat he'd spotted that morning. It was now sitting on his garden wall. He was sure it was the same one; it had the same markings around <text:soft-page-break/>its eyes.</text:p>
          </table:table-cell>
        </table:table-row>
        <table:table-row table:style-name="TableLine2100203956432">
          <table:table-cell table:style-name="Table75.A1" office:value-type="string">
            <text:p text:style-name="P8">Ἔρρε, ἔφη μεγάλῃ τῇ φωνῇ.</text:p>
          </table:table-cell>
          <table:table-cell table:style-name="Table75.A1" office:value-type="string">
            <text:p text:style-name="P1">"Shoo!" said Mr. Dursley loudly. </text:p>
          </table:table-cell>
        </table:table-row>
        <table:table-row table:style-name="TableLine2100203959696">
          <table:table-cell table:style-name="Table75.A1" office:value-type="string">
            <text:p text:style-name="P8">ὁ δ’ οὐκ ἀπῆλθεν, <text:span text:style-name="T17">ἔ</text:span>μεινε δέ νᾶπυ βλέπων.</text:p>
          </table:table-cell>
          <table:table-cell table:style-name="Table75.A1" office:value-type="string">
            <text:p text:style-name="P1">The cat didn't move. It just gave him a stern look.</text:p>
          </table:table-cell>
        </table:table-row>
        <table:table-row table:style-name="TableLine2100203964864">
          <table:table-cell table:style-name="Table75.A1" office:value-type="string">
            <text:p text:style-name="P8"><text:s/>ἐκεῖνος δέ φιλοσοφῶν διελογίζετο πρὸς ἑαυτὸν εἰ οἶ αἴλουροι φύσει οὕτω διάκεινται.</text:p>
          </table:table-cell>
          <table:table-cell table:style-name="Table75.A1" office:value-type="string">
            <text:p text:style-name="P1">Was this normal cat behavior? Mr. Dursley wondered.</text:p>
          </table:table-cell>
        </table:table-row>
        <table:table-row table:style-name="TableLine2100203964320">
          <table:table-cell table:style-name="Table75.A1" office:value-type="string">
            <text:p text:style-name="P8">φόβον δέ διαλύσας, εἰς τὴν οἰκίαν εἰσῆλθε μέλλων οὐδὲν τῶν τοιούτων εἰπεῖν τῇ γυναικί.</text:p>
          </table:table-cell>
          <table:table-cell table:style-name="Table75.A1" office:value-type="string">
            <text:p text:style-name="P1">Trying to pull himself together, he let himself into the house. He was still determined not to mention anything to his wife. </text:p>
          </table:table-cell>
        </table:table-row>
        <table:table-row table:style-name="TableLine2100203962144">
          <table:table-cell table:style-name="Table75.A1" office:value-type="string">
            <text:p text:style-name="P8">ἡ δέ τὰ εἰωθότα δι’ ἡμέραν ἔπραττε. δειπνοῦντι δέ διεξῄει λέγουσα ὅ τι πέπονθεν ἡ γείτων πρὸς τῆς θυγατρὸς ἦ ὅπως ὁ παῖς Δούδλιος μεμάθηκε φάσκειν τὸ οὐκ ἔγωγε.</text:p>
          </table:table-cell>
          <table:table-cell table:style-name="Table75.A1" office:value-type="string">
            <text:p text:style-name="P1">Mrs. Dursley had had a nice, normal day. She told him over dinner all about Mrs. Next Door's problems with her daughter and how Dudley had learned a new word ("Won't!").</text:p>
          </table:table-cell>
        </table:table-row>
        <table:table-row table:style-name="TableLine2100203965136">
          <table:table-cell table:style-name="Table75.A1" office:value-type="string">
            <text:p text:style-name="P8">καί ἐκεῖνος τὰ εἰωθότα πράξειν ἔμελλε· τοῦ γὰρ παιδίου κατακλιθέντος, εἷς τὸν ἀνδρῶνα ἦλθεν περὶ τὰ τῆς ἡμέρας πεπραγμένα ἀκουσόμενος. ἤκουσε δέ τάδε τοῦ ἀναγνώστου·</text:p>
          </table:table-cell>
          <table:table-cell table:style-name="Table75.A1" office:value-type="string">
            <text:p text:style-name="P1">Mr. Dursley tried to act normally. When Dudley had been put to bed, he went into the living room in time to catch the last report on the evening news:</text:p>
          </table:table-cell>
        </table:table-row>
        <table:table-row table:style-name="TableLine2100203962688">
          <table:table-cell table:style-name="Table75.A1" office:value-type="string">
            <text:p text:style-name="P8">Καὶ τὸ τελευταῖον τόδε· ὀρνιθοσκόποι πανταχόθεν ἠγγέλκασιν ὅτι αἱ γλαῦκες κατὰ τὴν πόλιν ἀπροσδόκητόν τι πεπόνθασι. </text:p>
          </table:table-cell>
          <table:table-cell table:style-name="Table75.A1" office:value-type="string">
            <text:p text:style-name="P1">"And finally, bird-watchers everywhere have reported that the nation's owls have been behaving very unusually today.</text:p>
          </table:table-cell>
        </table:table-row>
        <table:table-row table:style-name="TableLine2100203966496">
          <table:table-cell table:style-name="Table75.A1" office:value-type="string">
            <text:p text:style-name="P8">τῶν μὲν γὰρ γλαυκῶν τῇ γε φύσει νύκτωρ φοιτωσῶν,<text:span text:style-name="T2"> </text:span><text:span text:style-name="T18">ἤ</text:span><text:span text:style-name="T2"> </text:span>τις ἢ οὐδεὶς μεθ’ ἡμέραν γλαῦχ’ ἑώρακε· τήμερον δ’ ἐξ ἕω μυρίαι πανταχόσε πετ-</text:p>
            <text:p text:style-name="P8">όμεναι εἰς <text:span text:style-name="T18">ὄ</text:span>ψιν ἥκουσιν, ἀλλ’ οὐκ <text:span text:style-name="T18">ἔ</text:span>στι τοῖς τὰ τῶν ὀρνίθων εἰδόσιν ἑρμηνεῦσαι διὰ τί τὸ <text:span text:style-name="T18">ἔ</text:span>θος μετέβαλον, οὐκέτι κοιμώμεναι τῆς ἡμέρας. </text:p>
          </table:table-cell>
          <table:table-cell table:style-name="Table75.A1" office:value-type="string">
            <text:p text:style-name="P1">Although owls normally hunt at night and are hardly ever seen in daylight, there have been hundreds of sightings of these birds flying in every direction since sunrise. Experts are unable to explain why the owls have suddenly changed their sleeping pattern." </text:p>
          </table:table-cell>
        </table:table-row>
        <table:table-row table:style-name="TableLine2100203960784">
          <table:table-cell table:style-name="Table75.A1" office:value-type="string">
            <text:p text:style-name="P8">καὶ ὑπογελάσας τι ὁ ἀναγνώστης Φεῦ τῆς ἀτοπίας, ἔφη τελευτῶν, τοῦ μετεωρολογικοῦ ἤδη παρόντος.</text:p>
          </table:table-cell>
          <table:table-cell table:style-name="Table75.A1" office:value-type="string">
            <text:p text:style-name="P1">The newscaster allowed himself a grin. "Most mysterious. And now, over to Jim McGuffin with the weather. </text:p>
          </table:table-cell>
        </table:table-row>
        <table:table-row table:style-name="TableLine2100203972480">
          <table:table-cell table:style-name="Table75.A1" office:value-type="string">
            <text:p text:style-name="P8">Τί δέ δή,- πόσαι ψιάδες, ἔφη, ὦ θεσπέσιε, γλαυκόφοροι ὀψιαίτερον γενήσονται<text:span text:style-name="T19">;</text:span> </text:p>
          </table:table-cell>
          <table:table-cell table:style-name="Table75.A1" office:value-type="string">
            <text:p text:style-name="P1">Going to be any more showers of owls tonight, Jim?" </text:p>
          </table:table-cell>
        </table:table-row>
        <table:table-row table:style-name="TableLine2100203968128">
          <table:table-cell table:style-name="Table75.A1" office:value-type="string">
            <text:p text:style-name="P8"><text:s/>Εἶὲν, ἔφη, ὦγαθε. περὶ μὲν οὖν ταῦτ’ <text:span text:style-name="T19">ἐ</text:span>γῷδ’ οὐδέν. ἀλλ’ οὐ μόνον αἶ γλαῦκες παράδοξόν τι πεπόνθασιν, ἀλλ’ <text:span text:style-name="T19">ἔ</text:span>νιοι ἐτηλεφώνουν τῶν ἐν Καντίᾳ ἐν Γιόρκῳ Δουνδῇσι τηλεορώντων, λέγοντες ὅτι ὄμβρον μὲν τὸν προειρημένον οὐκ ἔπαθον, πλῆθος δὲ δὴ ἀστέρων θυέλλῃ εἴκελον.</text:p>
          </table:table-cell>
          <table:table-cell table:style-name="Table75.A1" office:value-type="string">
            <text:p text:style-name="P1">"Well, Ted," said the weatherman, "I don't know about that, but it's not only the owls that have been acting oddly today. Viewers as far apart as Kent, Yorkshire, and Dundee have been phoning in to tell me that instead of the rain I promised yesterday, they've had a downpour of shooting stars!</text:p>
          </table:table-cell>
        </table:table-row>
        <table:table-row table:style-name="TableLine2100203963232">
          <table:table-cell table:style-name="Table75.A1" office:value-type="string">
            <text:p text:style-name="P8">ἀλλ’ ἴσως τὴν ἑορτὴν πρωῒ ἄγουσί τινες τὴν τοῦ Πυριφάτου. Ὑμᾶς δέ δι’ ὀλίγου, ὦ ἄνδρες, περιμένειν χρὴ τόν γε καιρόν. ὅμως δ’ οὖν</text:p>
            <text:p text:style-name="P8">προλέγω τόδ’, ὡς ὑσθήσεσθε πάντες τῆσδε τῆς νυκτός.</text:p>
          </table:table-cell>
          <table:table-cell table:style-name="Table75.A1" office:value-type="string">
            <text:p text:style-name="P1">Perhaps people have been celebrating Bonfire Night early -- it's not until next week, folks! But I can promise a wet night tonight." </text:p>
          </table:table-cell>
        </table:table-row>
        <table:table-row table:style-name="TableLine2100203957248">
          <table:table-cell table:style-name="Table75.A1" office:value-type="string">
            <text:p text:style-name="P8">ὁ δὲ Δούρσλειος ἐν θρόνῳ ὥσπερ ἐμβεβροντημένος ἐκάθητο καὶ τοιάδε πρὸς ἑαυτὸν <text:soft-page-break/>ἔλεγεν. Ἠ ᾄττουσιν ἀστέρες πανταχοῦ τῆς γῆς,· ἢ γλαῦκες μεθ’ ἡμέραν πέτονται; ἢ μάγοι τινές πανταχοῦ τρίβωνας φοροῦσιν; ἢ τῴ ὄντι καὶ ἥκουσα λόγον τινὰ περὶ τῶν Ποτήρων;</text:p>
          </table:table-cell>
          <table:table-cell table:style-name="Table75.A1" office:value-type="string">
            <text:p text:style-name="P1">Mr. Dursley sat frozen in his armchair. Shooting stars all over Britain? Owls flying by daylight? <text:soft-page-break/>Mysterious people in cloaks all over the place? And a whisper, a whisper about the Potters... </text:p>
          </table:table-cell>
        </table:table-row>
        <table:table-row table:style-name="TableLine2100203958880">
          <table:table-cell table:style-name="Table75.A1" office:value-type="string">
            <text:p text:style-name="P8">τῆς δέ γυναικὸς εἰσελθούσης ποτὸν φερούσης, οὐκέτι σιωπᾶν οἶός τ’ ἦν.</text:p>
          </table:table-cell>
          <table:table-cell table:style-name="Table75.A1" office:value-type="string">
            <text:p text:style-name="P1">Mrs. Dursley came into the living room carrying two cups of tea. It was no good. He'd have to say something to her.</text:p>
          </table:table-cell>
        </table:table-row>
        <table:table-row table:style-name="TableLine2100203974928">
          <table:table-cell table:style-name="Table75.A1" office:value-type="string">
            <text:p text:style-name="P8">φόβῳ δ’ ἐπτοημένος Μῶν σύ, ὦ γυνή, ἔφη, ὦ Πετουνία, μῶν σύ, ὦ φιλτάτη, ἄρτι ἀκήκοάς τι τῆς ἀδελφῆς σοῦ, ἡ δ’ εὐθὺς ἐταράχθη καὶ δι’ ἀργὴς εἶχεν αὐτόν, ἀπροσδόκητον δ’ οὐκ ἂν ᾠήθης τοῦθ’, ὡς πολλάκις οῦ φασκούσης εἶναι αὐτῇ ἀδελφήν.</text:p>
          </table:table-cell>
          <table:table-cell table:style-name="Table75.A1" office:value-type="string">
            <text:p text:style-name="P1">He cleared his throat nervously. "Er -- Petunia, dear -- you haven't heard from your sister lately, have you?" As he had expected, Mrs. Dursley looked shocked and angry. After all, they normally pretended she didn't have a sister. </text:p>
          </table:table-cell>
        </table:table-row>
        <table:table-row table:style-name="TableLine2100203976288">
          <table:table-cell table:style-name="Table75.A1" office:value-type="string">
            <text:p text:style-name="P8">καὶ τότ’ οῦκ <text:span text:style-name="T20">ἔ</text:span>φη ἀκοῦσαι, διὰ τί τοῦτ’ ἤρετο ἐθέλουσα μαθεῖν.</text:p>
          </table:table-cell>
          <table:table-cell table:style-name="Table75.A1" office:value-type="string">
            <text:p text:style-name="P1">"No," she said sharply. "Why?"</text:p>
          </table:table-cell>
        </table:table-row>
        <table:table-row table:style-name="TableLine2100203977648">
          <table:table-cell table:style-name="Table75.A1" office:value-type="string">
            <text:p text:style-name="P8">Πολλὰ γὰρ καὶ ἄτοπα ἐγένετο, ἔφη, οἶα γλαῦκές τε καὶ ἀστέρες, καὶ ἅνθρωποι ξένοι ἐν τῇ ἀγορᾷ...</text:p>
          </table:table-cell>
          <table:table-cell table:style-name="Table75.A1" office:value-type="string">
            <text:p text:style-name="P1">"Funny stuff on the news," Mr. Dursley mumbled. "Owls... shooting stars... and there were a lot of funny-looking people in town today..." </text:p>
          </table:table-cell>
        </table:table-row>
        <table:table-row table:style-name="TableLine2100203977920">
          <table:table-cell table:style-name="Table75.A1" office:value-type="string">
            <text:p text:style-name="P8">ἡ δ’ ὑπολαβοῦσα Τί δέ,· ἔφη.</text:p>
          </table:table-cell>
          <table:table-cell table:style-name="Table75.A1" office:value-type="string">
            <text:p text:style-name="P1">"So?" snapped Mrs. Dursley. </text:p>
          </table:table-cell>
        </table:table-row>
        <table:table-row table:style-name="TableLine2100203729584">
          <table:table-cell table:style-name="Table75.A1" office:value-type="string">
            <text:p text:style-name="P8">Ἀλλ’ ἐνεδοιαζόμην εἰ ταῦτ’ εἶέν που πρὸς τὰ σά...</text:p>
          </table:table-cell>
          <table:table-cell table:style-name="Table75.A1" office:value-type="string">
            <text:p text:style-name="P1">"Well, I just thought... maybe... it was something to do with... you know... her crowd."</text:p>
          </table:table-cell>
        </table:table-row>
      </table:table>
      <text:p text:style-name="P3"/>
      <text:p text:style-name="P3"/>
      <table:table table:name="Table2" table:style-name="Table2">
        <table:table-column table:style-name="Table2.A"/>
        <table:table-column table:style-name="Table2.B"/>
        <table:table-row table:style-name="TableLine2099938242064">
          <table:table-cell table:style-name="Table2.A1" office:value-type="string">
            <text:p text:style-name="P13">πινούσης δ’ αὐτῆς διὰ σιγῆς, ἀποροῦντι δ ’ αὖ εἰ τολμᾷ εἰπεῖν αὐτῇ ὅτι τοῦνομα Ποτῆρα ἤκουσεν <text:span text:style-name="T21">ἔ</text:span>δοξε τολμᾶν μὲν οὐδέν, εἰπεῖν δ’ ὥσπερ ἀπερισκέπτως φρονήσας. Οὔκουν τηλικοῦτος ὁ τῶν Ποτήρων παῖς ἥλικος ὁ Δούδλιος ὁ ἡμέτερος;</text:p>
          </table:table-cell>
          <table:table-cell table:style-name="Table2.A1" office:value-type="string">
            <text:p text:style-name="P10">Mrs. Dursley sipped her tea through pursed lips. Mr. Dursley wondered whether he dared tell her he'd heard the name "Potter." He decided he didn't dare. Instead he said, as casually as he could, "Their son -- he'd be about Dudley's age now, wouldn't he?" </text:p>
          </table:table-cell>
        </table:table-row>
        <table:table-row table:style-name="TableLine2099938240976">
          <table:table-cell table:style-name="Table2.A1" office:value-type="string">
            <text:p text:style-name="P13">Εἰκός, <text:span text:style-name="T22">ἔ</text:span>φη σκυθρωπάζουσα.</text:p>
          </table:table-cell>
          <table:table-cell table:style-name="Table2.A1" office:value-type="string">
            <text:p text:style-name="P10">"I suppose so," said Mrs. Dursley stiffly. </text:p>
          </table:table-cell>
        </table:table-row>
        <table:table-row table:style-name="TableLine2099938247776">
          <table:table-cell table:style-name="Table2.A1" office:value-type="string">
            <text:p text:style-name="P13">Ποῖον ἄρ’ ἐστὶν ὄνομα αὐτῲ,· ἦ Αὕαρδος;</text:p>
          </table:table-cell>
          <table:table-cell table:style-name="Table2.A1" office:value-type="string">
            <text:p text:style-name="P10">"What's his name again? Howard, isn't it?" </text:p>
          </table:table-cell>
        </table:table-row>
        <table:table-row table:style-name="TableLine2099938241248">
          <table:table-cell table:style-name="Table2.A1" office:value-type="string">
            <text:p text:style-name="P13">Ἄρειος μὲν οὖν. ἄμουσόν γε καὶ δουλοπρεπές ὡς <text:span text:style-name="T23">ἔ</text:span>μοιγε δοκεῖ.</text:p>
          </table:table-cell>
          <table:table-cell table:style-name="Table2.A1" office:value-type="string">
            <text:p text:style-name="P10">"Harry. Nasty, common name, if you ask me." </text:p>
          </table:table-cell>
        </table:table-row>
        <table:table-row table:style-name="TableLine2099938255936">
          <table:table-cell table:style-name="Table2.A1" office:value-type="string">
            <text:p text:style-name="P13">Οἶμαι ἔγωγε, ἔφη ἀθυμῶν.</text:p>
          </table:table-cell>
          <table:table-cell table:style-name="Table2.A1" office:value-type="string">
            <text:p text:style-name="P10">"Oh, yes," said Mr. Dursley, his heart sinking horribly. "Yes, I quite agree." </text:p>
          </table:table-cell>
        </table:table-row>
        <table:table-row table:style-name="TableLine2099938256208">
          <table:table-cell table:style-name="Table2.A1" office:value-type="string">
            <text:p text:style-name="P13">οὐδὲν μὲν ἄλλο περὶ τούτων εἰπὼν εἰς τὸ ὑπερῷον ἀνέβη μετ’αὐτῆς πρὸς κλίνην.</text:p>
          </table:table-cell>
          <table:table-cell table:style-name="Table2.A1" office:value-type="string">
            <text:p text:style-name="P10">He didn't say another word on the subject as they went upstairs to bed. </text:p>
          </table:table-cell>
        </table:table-row>
      </table:table>
      <text:p text:style-name="P11"/>
      <text:p text:style-name="P11"/>
      <table:table table:name="Table6" table:style-name="Table6">
        <table:table-column table:style-name="Table6.A"/>
        <table:table-column table:style-name="Table6.B"/>
        <table:table-row table:style-name="TableLine2099938249680">
          <table:table-cell table:style-name="Table6.A1" office:value-type="string">
            <text:p text:style-name="P13">6 ΑΡΕΙΟΣ ΠΟΤΗΡ</text:p>
          </table:table-cell>
          <table:table-cell table:style-name="Table6.A1" office:value-type="string">
            <text:p text:style-name="P10"/>
          </table:table-cell>
        </table:table-row>
        <table:table-row table:style-name="TableLine2099938270624">
          <table:table-cell table:style-name="Table6.A1" office:value-type="string">
            <text:p text:style-name="P13">λουομένης δ’ αὐτῆς, πρὸς τὴν θυρίδα ἑρπύσας ἔβλεψε κάτω πρὸς τὸν πρὸ τῆς οἰκίας κῆπον. </text:p>
          </table:table-cell>
          <table:table-cell table:style-name="Table6.A1" office:value-type="string">
            <text:p text:style-name="P10">While Mrs. Dursley was in the bathroom, Mr. Dursley crept to the bedroom window and peered down into the front garden. </text:p>
            <text:p text:style-name="P10"/>
          </table:table-cell>
        </table:table-row>
        <text:soft-page-break/>
        <table:table-row table:style-name="TableLine2099938260288">
          <table:table-cell table:style-name="Table6.A1" office:value-type="string">
            <text:p text:style-name="P13">καί ἰδοῦ ὁ αἴλουρος <text:span text:style-name="T23">ἔ</text:span>τι παρὼν αὐτόθι διασκοπεῖ ὡς ἐπιτηρῶν τι. </text:p>
          </table:table-cell>
          <table:table-cell table:style-name="Table6.A1" office:value-type="string">
            <text:p text:style-name="P10">The cat was still there. It was staring down Privet Drive as though it were waiting for something. </text:p>
          </table:table-cell>
        </table:table-row>
        <table:table-row table:style-name="TableLine2099938270896">
          <table:table-cell table:style-name="Table6.A1" office:value-type="string">
            <text:p text:style-name="P13">ἐφρόντιζε δ’ αὖ πολλά’ ὀνειροπολεῖ μὴν οὖν τὰ τοιαῦτα, ἢ καί δὴ μή, πρὸς τοῦς Ποτῆράς ἐστιν ὡς ἀληθῶς, εἰ γὰρ ἀληθῆ ὄντα τύχοι οὐδαμῶς ἂν ἀνεκτά, ὡς πάντων μαθησομένων ἑαυτοὺς συγγενεῖς ὄντας ἐκείνοιν τοῖν καί τᾶλλ’ ἀπεσιώπησεν.</text:p>
          </table:table-cell>
          <table:table-cell table:style-name="Table6.A1" office:value-type="string">
            <text:p text:style-name="P10">Was he imagining things? Could all this have anything to do with the Potters? If it did... if it got out that they were related to a pair of -- well, he didn't think he could bear it. </text:p>
          </table:table-cell>
        </table:table-row>
        <table:table-row table:style-name="TableLine2099938258656">
          <table:table-cell table:style-name="Table6.A1" office:value-type="string">
            <text:p text:style-name="P13">ἀναβεβηκότων δ ’ οὖν εἰς εὐνήν, ἡ μέν εὐθέως εἷς ὕπνον ἔπεσεν, ὁ δ’ ἀγρυπνῶν ἅπαντ’ ἐν νῷ ἔστρεφε· </text:p>
          </table:table-cell>
          <table:table-cell table:style-name="Table6.A1" office:value-type="string">
            <text:p text:style-name="P10">The Dursleys got into bed. Mrs. Dursley fell asleep quickly but Mr. Dursley lay awake, turning it all over in his mind.</text:p>
          </table:table-cell>
        </table:table-row>
        <table:table-row table:style-name="TableLine2099938258928">
          <table:table-cell table:style-name="Table6.A1" office:value-type="string">
            <text:p text:style-name="P13">καὶγὰρ εἰ ταῦθ’ ὡς ἀληθῶς εἴη τῶν Ποτήρων, οὐκ ἂν εἶναι λόγον αὐτοῖς οὐδένα μετοικήσουσιν αὐτόσε, εὖ εἰδόσι κατάπτυστον τὸ γένος. </text:p>
          </table:table-cell>
          <table:table-cell table:style-name="Table6.A1" office:value-type="string">
            <text:p text:style-name="P10">His last, comforting thought before he fell asleep was that even if the Potters were involved, there was no reason for them to come near him and Mrs. Dursley.</text:p>
          </table:table-cell>
        </table:table-row>
        <table:table-row table:style-name="TableLine2099938262192">
          <table:table-cell table:style-name="Table6.A1" office:value-type="string">
            <text:p text:style-name="P13">εἰ δέ νοσοίη τι τὰ τῆς γῆς οὐδὲν ἂν κινδυνεύειν αὐτοὶ βλαφθῆναι. καῖ τοιαῦτ’ ἐν νῷ <text:span text:style-name="T24">ἔ</text:span>τι στρέφων ὕπνου ἔτυχεν. οὐδὲν γὰρ πάρειναι ῶς οἷόν τε βλάπτειν αὐτούς. ταύτης δέ τῆς γνώμης πάνυ ἡμάρτητο.</text:p>
          </table:table-cell>
          <table:table-cell table:style-name="Table6.A1" office:value-type="string">
            <text:p text:style-name="P10">The Potters knew very well what he and Petunia thought about them and their kind.... He couldn't see how he and Petunia could get mixed up in anything that might be going on -- he yawned and turned over -- it couldn't affect them.... How very wrong he was. </text:p>
          </table:table-cell>
        </table:table-row>
        <table:table-row table:style-name="TableLine2099938263280">
          <table:table-cell table:style-name="Table6.A1" office:value-type="string">
            <text:p text:style-name="P13">ἀπεκοιμήθη μὲν οὖν οὗτος, νυστάζοντα δ’ οὐκ ἂν εἶδες τὸν ἐπὶ τῷ τειχίῳ αἴλουρον, ἀκίνητον δ’ ὥσπερ εἰκόνα τινὰ ἀσκαρδαμυκτὶ βλέποντα κατὰ τὴν ὁδόν, οὐ γὰρ ἐμέλησεν αὐτῷ οὔτε κρότου</text:p>
            <text:p text:style-name="P13">ἐγγύθεν ἀπ’ ὀχήματος γενομένου οὕτε γλαυκῶν δυοῖν ὑπέρθε καταπετομένων, οὐδ ’ ἐκινήθη οὐδέν πρίν γε μέσῃ τῇ νυκτί κατεῖδεν ἄνδρα</text:p>
            <text:p text:style-name="P13">ἐν ὁδῷ. </text:p>
          </table:table-cell>
          <table:table-cell table:style-name="Table6.A1" office:value-type="string">
            <text:p text:style-name="P10">Mr. Dursley might have been drifting into an uneasy sleep, but the cat on the wall outside was showing no sign of sleepiness. It was sitting as still as a statue, its eyes fixed unblinkingly on the far corner of Privet Drive. It didn't so much as quiver when a car door slammed on the next street, nor when two owls swooped overhead. In fact, it was nearly midnight before the cat moved at all. </text:p>
          </table:table-cell>
        </table:table-row>
        <table:table-row table:style-name="TableLine2099938272528">
          <table:table-cell table:style-name="Table6.A1" office:value-type="string">
            <text:p text:style-name="P13">ὁ δ’ ἄφνω ἐφάνη κατὰ σιωπὴν οὕτως ὥστε δόξαι ἀνακύψας ἀπὸ τῆς γαίας. </text:p>
          </table:table-cell>
          <table:table-cell table:style-name="Table6.A1" office:value-type="string">
            <text:p text:style-name="P10">A man appeared on the corner the cat had been watching, appeared so suddenly and silently you'd have thought he'd just popped out of the ground.</text:p>
          </table:table-cell>
        </table:table-row>
        <table:table-row table:style-name="TableLine2099938273344">
          <table:table-cell table:style-name="Table6.A1" office:value-type="string">
            <text:p text:style-name="P13">ὁ δ ’ αἴλουρος τὰς ὀφρῦς ἀνεσπακὼς ε”σηνέ τι τῇ οὐρᾷ.</text:p>
          </table:table-cell>
          <table:table-cell table:style-name="Table6.A1" office:value-type="string">
            <text:p text:style-name="P10">The cat's tail twitched and its eyes narrowed.</text:p>
          </table:table-cell>
        </table:table-row>
        <table:table-row table:style-name="TableLine2099938273616">
          <table:table-cell table:style-name="Table6.A1" office:value-type="string">
            <text:p text:style-name="P13">τὸν γὰρ τοιοῦτον ἄνθρωπον οὐδεὶς τῶν περιοικούντων οὐπώποτ’ εἶδεν.</text:p>
          </table:table-cell>
          <table:table-cell table:style-name="Table6.A1" office:value-type="string">
            <text:p text:style-name="P10">Nothing like this man had ever been seen on Privet Drive.</text:p>
          </table:table-cell>
        </table:table-row>
        <table:table-row table:style-name="TableLine2099938273888">
          <table:table-cell table:style-name="Table6.A1" office:value-type="string">
            <text:p text:style-name="P13">μακρὸς γὰρ ἦν τὸ ὕψος ἀλλὰ λεπτὸς καὶ οὐ παχύς. γεραίτατος δ’ αὖ ἐφαίνετο· πολιαὶ γὰρ αἱ τρίχες, καί πολιὸς ὁ πώγων οὕτω βαθὺς γεγενημένος ὥστε δεῖν αὐτὸν ἐγκλεῖσαι εἴσω τοῦ ζωστῆρος καθειμένον. </text:p>
          </table:table-cell>
          <table:table-cell table:style-name="Table6.A1" office:value-type="string">
            <text:p text:style-name="P10">He was tall, thin, and very old, judging by the silver of his hair and beard, which were both long enough to tuck into his belt. </text:p>
          </table:table-cell>
        </table:table-row>
        <table:table-row table:style-name="TableLine2099938274160">
          <table:table-cell table:style-name="Table6.A1" office:value-type="string">
            <text:p text:style-name="P13">τὴν δέ χλαῖναν - ταναὴ δ’ ἦν καί πορφυρᾶ - μέχρι τῶν σφυρῶν ἔσυρε, καί μεγάλους εἶχε κοθόρνους περοναῖς συνδεδεμένους.</text:p>
          </table:table-cell>
          <table:table-cell table:style-name="Table6.A1" office:value-type="string">
            <text:p text:style-name="P10">He was wearing long robes, a purple cloak that swept the ground, and high-heeled, buckled boots. </text:p>
          </table:table-cell>
        </table:table-row>
        <text:soft-page-break/>
        <table:table-row table:style-name="TableLine2099938277968">
          <table:table-cell table:style-name="Table6.A1" office:value-type="string">
            <text:p text:style-name="P13">φαιδρὸς δ’ ἦν τοῖς ὀφθαλμοῖς γλαυκοῖς καὶ λάμπουσι καίπερ δίοπτρα φορῶν μηνοειδῆ. ῥῖνας δ’ εἶχε μεγάλας τε καὶ καμπύλας, ὥσπερ δὶς ἢ τρὶς ῥαγείσας. </text:p>
          </table:table-cell>
          <table:table-cell table:style-name="Table6.A1" office:value-type="string">
            <text:p text:style-name="P10">His blue eyes were light, bright, and sparkling behind half-moon spectacles and his nose was very long and crooked, as though it had been broken at least twice.</text:p>
          </table:table-cell>
        </table:table-row>
        <table:table-row table:style-name="TableLine2099938288576">
          <table:table-cell table:style-name="Table6.A1" office:value-type="string">
            <text:p text:style-name="P13">ὄνομα δ’ ἦν αὐτῷ ’Ἀλβος Διμπλόδωρος.</text:p>
          </table:table-cell>
          <table:table-cell table:style-name="Table6.A1" office:value-type="string">
            <text:p text:style-name="P10">This man's name was Albus Dumbledore. </text:p>
          </table:table-cell>
        </table:table-row>
        <table:table-row table:style-name="TableLine2099938282592">
          <table:table-cell table:style-name="Table6.A1" office:value-type="string">
            <text:p text:style-name="P13">ἀφικόμενος δὲ δῆλος ἦν ἀγνοῶν ὅτι οὐδέν περὶ αὐτοῦ ἀρέσκει τοῖς ἐκεῖ οἰκοῦσιν, οὔτε τοῦνομα οὔθ’ οἱ κόθορνοι.</text:p>
          </table:table-cell>
          <table:table-cell table:style-name="Table6.A1" office:value-type="string">
            <text:p text:style-name="P10">Albus Dumbledore didn't seem to realize that he had just arrived in a street where everything from his name to his boots was unwelcome.</text:p>
          </table:table-cell>
        </table:table-row>
        <table:table-row table:style-name="TableLine2099938289664">
          <table:table-cell table:style-name="Table6.A1" office:value-type="string">
            <text:p text:style-name="P13">καὶ ζητῶν τι ὑπὸ τῇ χλαίνῃ κεκρυμμένον, οὐ συνῄδει ἑαυτῷ ἐπιτηρούμενος ὑπὸ τοῦ αἰλούρου· κατιδὼν δ’ αὐτὸν αὐτόθεν <text:span text:style-name="T25">ἔ</text:span><text:span text:style-name="T2">τι</text:span> τηροῦντα, ἠρέμα γελάσας πρὸς ἑαυτὸν Μῶν ἐβούλου σύ, ἔφη, λαθεῖν μ’ ἥκουσα; εὐθὺς δέ τὸ ζητούμενον ἐν θυλακίῳ ηὑρηκὼς ταῖς χερσῖν ἔχει· ἐφαίνετο γὰρ ἀναπτήριόν τι εἶναι.</text:p>
          </table:table-cell>
          <table:table-cell table:style-name="Table6.A1" office:value-type="string">
            <text:p text:style-name="P10">He was busy rummaging in his cloak, looking for something. But he did seem to realize he was being watched, because he looked up suddenly at the cat, which was still staring at him from the other end of the street. For some reason, the sight of the cat seemed to amuse him. He chuckled and muttered, "I should have known." He found what he was looking for in his inside pocket. It seemed to be a silver cigarette lighter.</text:p>
          </table:table-cell>
        </table:table-row>
        <table:table-row table:style-name="TableLine2099938276064">
          <table:table-cell table:style-name="Table6.A1" office:value-type="string">
            <text:p text:style-name="P13">ἀνοίξας δ ’ αὐτὸ καὶ χειρὶ ἐκτείνας, ἄφνω ἔσβεσε τὸν λύχνον τὸν ἐγγύτατον, ὃς καὶ μικρόν τινα ψόφον παρέσχε σβεννύμενος. </text:p>
          </table:table-cell>
          <table:table-cell table:style-name="Table6.A1" office:value-type="string">
            <text:p text:style-name="P10">He flicked it open, held it up in the air, and clicked it. The nearest street lamp went out with a little pop. He clicked it again -- the next lamp flickered into darkness. </text:p>
          </table:table-cell>
        </table:table-row>
        <table:table-row table:style-name="TableLine2099938276336">
          <table:table-cell table:style-name="Table6.A1" office:value-type="string">
            <text:p text:style-name="P13">καὶ δωδεκάκις τῷ αὐτῷ τεχνήματι χρώμενος τούτῳ σβεντηρίῳ καλουμένῳ, τὴν νύκτα οὕτω σκοτεινὴν δὴ ἐποίησεν ὥστε μὴ λάμψαι φῶς μηδαμοῦ εἰ μὴ ἀπὸ τοῖν τοῦ αἰλούρου ὀφθαλμοῖν τοῦ τήλοθεν ἀεὶ τηροῦντος.</text:p>
          </table:table-cell>
          <table:table-cell table:style-name="Table6.A1" office:value-type="string">
            <text:p text:style-name="P10">Twelve times he clicked the Put-Outer, until the only lights left on the whole street were two tiny pinpricks in the distance, which were the eyes of the cat watching him.</text:p>
          </table:table-cell>
        </table:table-row>
      </table:table>
      <text:p text:style-name="P11"/>
      <text:p text:style-name="P11"/>
      <table:table table:name="Table7" table:style-name="Table7">
        <table:table-column table:style-name="Table7.A"/>
        <table:table-column table:style-name="Table7.B"/>
        <table:table-row table:style-name="TableLine2100201661296">
          <table:table-cell table:style-name="Table7.A1" office:value-type="string">
            <text:p text:style-name="P12">ΠΕΡΙ ΤΟΥ ΠΑΙΔΟΣ ΤΟΥΕΠΙΒῙΟΝΤΟΣ 7</text:p>
          </table:table-cell>
          <table:table-cell table:style-name="Table7.A1" office:value-type="string">
            <text:p text:style-name="P12"/>
          </table:table-cell>
        </table:table-row>
        <table:table-row table:style-name="TableLine2100201651776">
          <table:table-cell table:style-name="Table7.A1" office:value-type="string">
            <text:p text:style-name="P12">καί γὰρ ἡ Δουρσλεία αὐτὴ ἐκ θυρίδος εἰ τύχοι βλεψάσα εἰκάσαι οὐκ ἂν δύναιτο τί ἐν ὁδῷ γίγνεται.</text:p>
          </table:table-cell>
          <table:table-cell table:style-name="Table7.A1" office:value-type="string">
            <text:p text:style-name="P12">If anyone looked out of their window now, even beady-eyed Mrs. Dursley, they wouldn't be able to see anything that was happening down on the pavement.</text:p>
          </table:table-cell>
        </table:table-row>
        <table:table-row table:style-name="TableLine2100201653136">
          <table:table-cell table:style-name="Table7.A1" office:value-type="string">
            <text:p text:style-name="P12">ἀποθεὶς δὲ τὸ σβεντήριον, καὶ προσελθὼν ἐπὶ τὴν οἰκίαν τὴν τετάρτην, παρὰ τῷ αἰλούρῳ κάθηται ἐπὶ τῴ τειχίῳ.</text:p>
          </table:table-cell>
          <table:table-cell table:style-name="Table7.A1" office:value-type="string">
            <text:p text:style-name="P12">Dumbledore slipped the Put-Outer back inside his cloak and set off down the street toward number four, where he sat down on the wall next to the cat.</text:p>
          </table:table-cell>
        </table:table-row>
        <table:table-row table:style-name="TableLine2100201652320">
          <table:table-cell table:style-name="Table7.A1" office:value-type="string">
            <text:p text:style-name="P12">ἀλλ’ οὐκ ἔβλεψε πρὸς αὐτόν, διὰ δ’ ὀλίγου Χαῖρε, ὦ σοφίστρια, ἔφη, Μαγονωγαλέαν λέγω.</text:p>
          </table:table-cell>
          <table:table-cell table:style-name="Table7.A1" office:value-type="string">
            <text:p text:style-name="P12">He didn't look at it, but after a moment he spoke to it. "Fancy seeing you here, Professor McGonagall."</text:p>
          </table:table-cell>
        </table:table-row>
        <table:table-row table:style-name="TableLine2100201646880">
          <table:table-cell table:style-name="Table7.A1" office:value-type="string">
            <text:p text:style-name="P12">γελάσας δέ καὶ μεταστρεψάμενος αἴλουρον μὲν οὐκέτι θεωρεῖ, γυναῖκα δέ. ἡ δέ δριμύ βλέπει, ῶς δίοπτρα φοροῦσα τετράγωνα ὁμοιότατα ὅντα τοῖς ὑπὲρ τῶν τοῦ αἰλούρου ὀφρέων γεγραμμένοις.</text:p>
          </table:table-cell>
          <table:table-cell table:style-name="Table7.A1" office:value-type="string">
            <text:p text:style-name="P12">He turned to smile at the tabby, but it had gone. Instead he was smiling at a rather severe-looking woman who was wearing square glasses exactly the shape of the markings the cat had had around its <text:soft-page-break/>eyes.</text:p>
          </table:table-cell>
        </table:table-row>
        <table:table-row table:style-name="TableLine2100201662928">
          <table:table-cell table:style-name="Table7.A1" office:value-type="string">
            <text:p text:style-name="P12">χλαῖναν δ’ ἐφόρει πρασίνην, τῶν δέ τριχῶν μελαίνων καί βεβαίως ἐκτενισμένων κρωβύλον ἀνεδήσατο.</text:p>
          </table:table-cell>
          <table:table-cell table:style-name="Table7.A1" office:value-type="string">
            <text:p text:style-name="P12">She, too, was wearing a cloak, an emerald one. Her black hair was drawn into a tight bun. </text:p>
          </table:table-cell>
        </table:table-row>
        <table:table-row table:style-name="TableLine2100201652048">
          <table:table-cell table:style-name="Table7.A1" office:value-type="string">
            <text:p text:style-name="P12">καί χαλεπῶς φέρουσα Πῶς ἔγνως με, ἔφη, ἥτις εἰμί;</text:p>
          </table:table-cell>
          <table:table-cell table:style-name="Table7.A1" office:value-type="string">
            <text:p text:style-name="P12">She looked distinctly ruffled. "How did you know it was me?" she asked. </text:p>
            <text:p text:style-name="P12"/>
          </table:table-cell>
        </table:table-row>
        <table:table-row table:style-name="TableLine2100201660208">
          <table:table-cell table:style-name="Table7.A1" office:value-type="string">
            <text:p text:style-name="P12">Ᾱῖλουρον γὰρ οὐχ ἑώρακα, ἔφη, ὦ δαιμονία, οὕτως ὁμοιούμενον εἰκόνι τινί ἀκινήτῳ.</text:p>
          </table:table-cell>
          <table:table-cell table:style-name="Table7.A1" office:value-type="string">
            <text:p text:style-name="P12">"My dear Professor, I 've never seen a cat sit so stiffly."</text:p>
          </table:table-cell>
        </table:table-row>
        <table:table-row table:style-name="TableLine2100201652592">
          <table:table-cell table:style-name="Table7.A1" office:value-type="string">
            <text:p text:style-name="P12">Εἰκόνι γὰρ καὶ σὺ ὁμοῖος ἂν εἴης, ἔφη, πᾶσαν τὴν ἡμέραν ἐν τείχει ὀκλάζων.</text:p>
          </table:table-cell>
          <table:table-cell table:style-name="Table7.A1" office:value-type="string">
            <text:p text:style-name="P12"/>
            <text:p text:style-name="P12">"You'd be stiff if you'd been sitting on a brick wall all day," said Professor McGonagall.</text:p>
          </table:table-cell>
        </table:table-row>
        <table:table-row table:style-name="TableLine2100201661840">
          <table:table-cell table:style-name="Table7.A1" office:value-type="string">
            <text:p text:style-name="P12">Ἦ πᾶσαν λέγεις, ἐξὸν ἑορτάζειν,· ἑορτὰς γὰρ ἄγοντας πολλοὺς δὴ εἶδον ὁδοιπορῶν.</text:p>
          </table:table-cell>
          <table:table-cell table:style-name="Table7.A1" office:value-type="string">
            <text:p text:style-name="P12">"All day? When you could have been celebrating? I must have passed a dozen feasts and parties on my way here." <text:s/></text:p>
          </table:table-cell>
        </table:table-row>
        <table:table-row table:style-name="TableLine2100201650416">
          <table:table-cell table:style-name="Table7.A1" office:value-type="string">
            <text:p text:style-name="P12">ἡ δ’ ἀγανακτοῦσα Πάντες μὲν γὰρ ἑορτάζουσιν, οὐδενὶ δὲ μέλει τοῦ δέοντος. καὶ οἱ Μύγαλοι ἐπύθοντό τι τῶν γεγενημένων·</text:p>
          </table:table-cell>
          <table:table-cell table:style-name="Table7.A1" office:value-type="string">
            <text:p text:style-name="P12">Professor McGonagall sniffed angrily. "Oh yes, everyone's celebrating, all right," she said impatiently. "You'd think they'd be a bit more careful, but no -- even the Muggles have noticed something's going on.</text:p>
          </table:table-cell>
        </table:table-row>
        <table:table-row table:style-name="TableLine2100201657488">
          <table:table-cell table:style-name="Table7.A1" office:value-type="string">
            <text:p text:style-name="P12">λόγον γάρ τινα ἥκουσα ἐν τῇδε τῇ οἰκίᾳ γλαυκῶν καὶ ἀστέρων πέρι.</text:p>
          </table:table-cell>
          <table:table-cell table:style-name="Table7.A1" office:value-type="string">
            <text:p text:style-name="P12">It was on their news." She jerked her head back at the Dursleys' dark living-room window.</text:p>
          </table:table-cell>
        </table:table-row>
        <table:table-row table:style-name="TableLine2100201663472">
          <table:table-cell table:style-name="Table7.A1" office:value-type="string">
            <text:p text:style-name="P12">οὐ γάρ οὕτως ἀσύνετοί εἰσιν ὥστε μὴ αἰσθέσθαι μηδενός. ἀλλ’ ό τοῦς ἐν Καντίᾳ ἀστέρας μηχανησάμενος Δαίδαλος ἦν δήπου,· μάλα γὰρ εὐήθης ἅνθρωπος.</text:p>
          </table:table-cell>
          <table:table-cell table:style-name="Table7.A1" office:value-type="string">
            <text:p text:style-name="P12">"I heard it. Flocks of owls... shooting stars.... Well, they're not completely stupid. They were bound to notice something. Shooting stars down in Kent -- I'll bet that was Dedalus Diggle. He never had much sense." </text:p>
          </table:table-cell>
        </table:table-row>
        <table:table-row table:style-name="TableLine2100201647424">
          <table:table-cell table:style-name="Table7.A1" office:value-type="string">
            <text:p text:style-name="P12">ὁ δ’ ἠπίως ὑπολαβὼν Λοιδορεῖν μέντοι αὐτοὺς οὐ προσήκει ἡμῖν’ οἳ γὰρ ἔπαθον ἤ τι ἢ οὐδὲν ἄξιον ἑορτῆς ε”τος τουτὶ ἑνδέκατον.</text:p>
          </table:table-cell>
          <table:table-cell table:style-name="Table7.A1" office:value-type="string">
            <text:p text:style-name="P12">"You can't blame them," said Dumbledore gently. "We've had precious little to celebrate for eleven years." </text:p>
          </table:table-cell>
        </table:table-row>
        <table:table-row table:style-name="TableLine2100201649056">
          <table:table-cell table:style-name="Table7.A1" office:value-type="string">
            <text:p text:style-name="P12">ἡ δὲ δυσκολαίνουσα Ἐγῷδα τοῦτ’, ἔφη· ἀλλὰ γεγηθότας ἡμᾶς οὐ δεῖ παντάπασι μαίνεσθαι.</text:p>
          </table:table-cell>
          <table:table-cell table:style-name="Table7.A1" office:value-type="string">
            <text:p text:style-name="P12">"I know that," said Professor McGonagall irritably. "But that's no reason to lose our heads.</text:p>
          </table:table-cell>
        </table:table-row>
        <table:table-row table:style-name="TableLine2100201654768">
          <table:table-cell table:style-name="Table7.A1" office:value-type="string">
            <text:p text:style-name="P12">ἔνιοι γὰρ ἀμελοῦντες ὁμιλοῦσιν ἐν πόλειὥσπερ σπερμόλογοι οὐ μόνον τῆς ἡμέρας δή, ἀλλὰ καὶ φοροῦντες ἱμάτια πάνυ ἀμύγαλα.</text:p>
          </table:table-cell>
          <table:table-cell table:style-name="Table7.A1" office:value-type="string">
            <text:p text:style-name="P12">People are being downright careless, out on the streets in broad daylight, not even dressed in Muggle clothes, swapping rumors."</text:p>
          </table:table-cell>
        </table:table-row>
        <table:table-row table:style-name="TableLine2100201653408">
          <table:table-cell table:style-name="Table7.A1" office:value-type="string">
            <text:p text:style-name="P12">καί παρακύπτουσα πρὸς τὸν Διμπλόδωρον ἔβλεψεν ὥς τινα τάχα ἐν νῲ ἔχοντα εἰπεῖν τι· ὁ δ’ οὐδὲν ἄρ’ <text:soft-page-break/>εἶπεν. ἀναλαβοῦσα οὖν ἐκείνη Χαρίεν γὰρ ἄν εἴη, εἰ ταύτῃ τῇ ἡμέρᾳ ᾗ οἴχεται ὡς ε’ὀικεν ἐκεῖνος οῦ τοῦνομ’ ἄρρητόν ἐστι, τότε δὴ μάθοιεν τὰ παρ’ ἡμῖν οἶ Μύγαλοι. ἆρ’ ὡς άληθῶς οἴχεται, ὦ θαυμάσιε,·</text:p>
          </table:table-cell>
          <table:table-cell table:style-name="Table7.A1" office:value-type="string">
            <text:p text:style-name="P12">She threw a sharp, sideways glance at Dumbledore here, as though hoping he was going to tell her <text:soft-page-break/>something, but he didn't, so she went on. "A fine thing it would be if, on the very day YouKnow-Who seems to have disappeared at last, the Muggles found out about us all. I suppose he really has gone, Dumbledore?" </text:p>
          </table:table-cell>
        </table:table-row>
        <table:table-row table:style-name="TableLine2100201647696">
          <table:table-cell table:style-name="Table7.A1" office:value-type="string">
            <text:p text:style-name="P12">’Έμοιγε δοκεῖ, ἔφη. χάριν οὖν ε”χωμεν πολλῶν ἕνεκα. Καὶ γλύκυσμα παρατείνας ὃ καί λεμώνιον καλεῖ ἤρετο εἰ γεύσασθαι ἐθέλει· “Ηδιστόν τ’ ἐστιν, ἔφη, καὶ ὀξύτατον.</text:p>
          </table:table-cell>
          <table:table-cell table:style-name="Table7.A1" office:value-type="string">
            <text:p text:style-name="P12">"It certainly seems so," said Dumbledore. "We have much to be thankful for. Would you care for a lemon drop?" </text:p>
          </table:table-cell>
        </table:table-row>
        <table:table-row table:style-name="TableLine2100201650144">
          <table:table-cell table:style-name="Table7.A1" office:value-type="string">
            <text:p text:style-name="P12">Ποῖον εἶπας,</text:p>
          </table:table-cell>
          <table:table-cell table:style-name="Table7.A1" office:value-type="string">
            <text:p text:style-name="P12">"A what?" </text:p>
          </table:table-cell>
        </table:table-row>
        <table:table-row table:style-name="TableLine2100201647968">
          <table:table-cell table:style-name="Table7.A1" office:value-type="string">
            <text:p text:style-name="P12">8 ΑΡΕΙΟΣ ΠΟΤΗΡ</text:p>
          </table:table-cell>
          <table:table-cell table:style-name="Table7.A1" office:value-type="string">
            <text:p text:style-name="P12"/>
          </table:table-cell>
        </table:table-row>
        <table:table-row table:style-name="TableLine2100201649600">
          <table:table-cell table:style-name="Table7.A1" office:value-type="string">
            <text:p text:style-name="P12">Ὁποῖον, ἀλλὰ λεμώνιόν ἐστιν ἡδύ τι Μυγάλοις κατεσκευασμένον ᾧ μάλιστα τέρπομαι. γεύσει δῆτα;</text:p>
          </table:table-cell>
          <table:table-cell table:style-name="Table7.A1" office:value-type="string">
            <text:p text:style-name="P12">"A lemon drop. They're a kind of Muggle sweet I'm rather fond of" </text:p>
          </table:table-cell>
        </table:table-row>
        <table:table-row table:style-name="TableLine2100201657760">
          <table:table-cell table:style-name="Table7.A1" office:value-type="string">
            <text:p text:style-name="P12">ἡ δ’ οὐκ ἔφη, ὡς ἀπὸ καιροῦ ὄντος τοῦ διαλέγεσθαι περὶ τῶν τοιούτων. καὶ ἀναλαβοῦσα μαλ’ αὖθις Καὶ εἰ ἐκεῖνος, ἔφη, οὗ τοῦνομ’ ἄρρητόν ἐστιν ἀληθῶς οἴχεται...</text:p>
          </table:table-cell>
          <table:table-cell table:style-name="Table7.A1" office:value-type="string">
            <text:p text:style-name="P12">"No, thank you," said Professor McGonagall coldly, as though she didn't think this was the moment for lemon drops. "As I say, even if You-Know-Who has gone -" </text:p>
          </table:table-cell>
        </table:table-row>
        <table:table-row table:style-name="TableLine2100201655856">
          <table:table-cell table:style-name="Table7.A1" office:value-type="string">
            <text:p text:style-name="P12">ὁ δ’ ὑπολαβὼν Ὦ δαιμονία σοφίστρια, οὔκουν ἔξεστι σοὶ ὀνομάσαι αὐτόν, σοφωτέρα γὰρ εἶ ἢ ὥστε ταῦτὰ ποιεῖν τοῖς ἀνοήτοις τούτους γὰρ ἕνδεκα ε”τη ἐνεχείρουν ἐγὼ πεῖσαι ὀρθῶς ὀνομάζειν αὐτὸν Φολιδομορτόν. ἀποκνοῦσα δέ ἡ Μαγονωγαλέα ἔλαθεν αὐτὸν δύο λεμώνια διέλκοντα γλισχρά. ὁ δέ θαρρῶν Τί ἐμποδών, ἔφη, μὴ οὐκ ὀρθῶς ὀνομάζειν, ἐγὼ γὰρ οὐ φοβοῦμαι τὸ ὄνομαΦολιδομορτόν. αὐτοῦ φθέγξασθαι</text:p>
          </table:table-cell>
          <table:table-cell table:style-name="Table7.A1" office:value-type="string">
            <text:p text:style-name="P12">"My dear Professor, surely a sensible person like yourself can call him by his name? All this 'You- Know-Who' nonsense -- for eleven years I have been trying to persuade people to call him by his proper name: Voldemort." Professor McGonagall flinched, but Dumbledore, who was unsticking two lemon drops, seemed not to notice. "It all gets so confusing if we keep saying 'You-Know-Who.' I have never seen any reason to be frightened of saying Voldemort's name.</text:p>
          </table:table-cell>
        </table:table-row>
        <table:table-row table:style-name="TableLine2100201656400">
          <table:table-cell table:style-name="Table7.A1" office:value-type="string">
            <text:p text:style-name="P12">ἀλλ’ αὕτη ὀργιζομένη μὲν θαυμάζουσα δέ Σοὶ γάρ, ἔφη, πάρεστι μὴ φοβεῖσθαι ἅτε διαφέροντι τῶν πολλῶν. ὁμολογοῦμεν γὰρ πάντες ὅτι ἐκεῖνος οὗ τοῦνομ ’ ἅρρητόν ἐστιν, ἐκεῖνος ὁ Φολιδομορτός εἰ τοῦτ’ ἄρα δεῖμε φθέγγεσθαι, ὅτι οὐκ ἐφοβεῖτο οὐδένα πλὴν σοῦ, ὦ γένναιε.</text:p>
          </table:table-cell>
          <table:table-cell table:style-name="Table7.A1" office:value-type="string">
            <text:p text:style-name="P12">"I know you haven 't, said Professor McGonagall, sounding half exasperated, half admiring. "But you're different. Everyone knows you're the only one You-Know- oh, all right, Voldemort, was frightened of." </text:p>
          </table:table-cell>
        </table:table-row>
        <table:table-row table:style-name="TableLine2100201651232">
          <table:table-cell table:style-name="Table7.A1" office:value-type="string">
            <text:p text:style-name="P12">ὁ δέ Διμπλόδωρος ἡσύχως ἔχων Κολακεύεις με, ἔφη. ὁ γὰρ Φολιδομορτὸς πολλῷ ἰσχυρότερος ὢν ἐμοῦ πολλὰς οἶδεν ἀσκεῖν τέχνας ἃς ἐγὼ οὐκ οἶδα, Σὺ γὰρ μεγαλοφρονέστερος εἶ, ἔφη, ἢ ὥστ’ ἀσκῆσαι αὐτάς.</text:p>
          </table:table-cell>
          <table:table-cell table:style-name="Table7.A1" office:value-type="string">
            <text:p text:style-name="P12">"You flatter me," said Dumbledore calmly. "Voldemort had powers I will never have." "Only because you're too -- well -- noble to use them."</text:p>
          </table:table-cell>
        </table:table-row>
        <table:table-row table:style-name="TableLine2100201654224">
          <table:table-cell table:style-name="Table7.A1" office:value-type="string">
            <text:p text:style-name="P12">Ἀλλ’ εὐτυχεῖς σφόδρα νυκτὸς γενομένης οὐχ ὁρῶσά <text:soft-page-break/>με ἐρυθριῶντα. τὰ γὰρ ὁμοῖα οὐδέποτ’ ε”παθον ἐξ οὗ ἡ Πομφρεία ἐθαύμασε τὰ ἐμὰ ταινίδια, ἃ ἐφόρουν ποτέ θερμανῶν τὰ ὦτα.</text:p>
          </table:table-cell>
          <table:table-cell table:style-name="Table7.A1" office:value-type="string">
            <text:p text:style-name="P12">"It's lucky it's dark. I haven't blushed so much since <text:soft-page-break/>Madam Pomfrey told me she liked my new earmuffs." </text:p>
          </table:table-cell>
        </table:table-row>
        <table:table-row table:style-name="TableLine2100201658304">
          <table:table-cell table:style-name="Table7.A1" office:value-type="string">
            <text:p text:style-name="P12">ἡ δέ Μαγονωγαλέα ὀξὺ βλέπουσα πρὸς αὐτόν Γλαῦκας μέν, ἔφη, πετομένας περὶ οὐδενὸς ποιοῦμαι· βαρύνομαι δέ περὶ τῶν λόγων</text:p>
          </table:table-cell>
          <table:table-cell table:style-name="Table7.A1" office:value-type="string">
            <text:p text:style-name="P12">Professor McGonagall shot a sharp look at Dumbledore and said, "The owls are nothing next to the rumors that are flying around. You know what everyone's saying? About why he's disappeared? About what finally stopped him?"</text:p>
          </table:table-cell>
        </table:table-row>
        <table:table-row table:style-name="TableLine2100201658032">
          <table:table-cell table:style-name="Table7.A1" office:value-type="string">
            <text:p text:style-name="P12">τῶν κατὰ τὴν πόλιν διεσπαρμένων. ἆρ ’ ε”μαθες ὅ τι πάντες ἐρωτῶσι περὶ αὐτοῦ, διὰ τί ἐξέφυγεν ἢ τί ἐπαύσατο τῆς φυγῆς; καὶ γὰρ ὡς τοῦτό γε μαθησομένη, ὡς ἐδόκει, ἐπὶ τειχίῳ ἐκάθητο πᾶσαν τὴν ἡμέραν νεναρκωμένη τήν πυγὴν καί πάνυ ῥιγοῦσα. ὥστε οὔθ’ ὡς αἴλουρος οὔθ’ ὡς γυνὴ οὐπώποτ’ ὀξύτερον βλέψασα πρὸς αὐτὸν ἐφαίνετο ἢ τότε δή. δῆλον γὰρ ὅτι οὐδὲν πιστεύσει, ἐὰν μὴ ἀκούσῃ αὐτοῦ τοῦ Διμπλοδώρου ἐπαληθεύσαντος τὸν λόγον. ὁ δ’ οὐδέν ἀπεκρίνατο, λεμώνιον γὰρ ἄλλο ἐξέλεγεν.</text:p>
          </table:table-cell>
          <table:table-cell table:style-name="Table7.A1" office:value-type="string">
            <text:p text:style-name="P12">It seemed that Professor McGonagall had reached the point she was most anxious to discuss, the real reason she had been waiting on a cold, hard wall all day, for neither as a cat nor as a woman had she fixed Dumbledore with such a piercing stare as she did now. It was plain that whatever "everyone" was saying, she was not going to believe it until Dumbledore told her it was true. Dumbledore, however, was choosing another lemon drop and did not answer.</text:p>
          </table:table-cell>
        </table:table-row>
        <table:table-row table:style-name="TableLine2100201650688">
          <table:table-cell table:style-name="Table7.A1" office:value-type="string">
            <text:p text:style-name="P12">Διετεθρύλητο γὰρ, ἔφη, ὅτι τῆς πάροιθε νυκτὸς ὁ Φολιδομορτὸς ἀφίκετο εἰς τόπον Γοδρίκου Νάπην καλούμενον, ἐρευνήσων τοὺς Ποτῆρας. λέγεται δ’ ὅτι παθόντες τι - παθόντες δἀὖ κακόν τι – καὶ τεθνήκασι.</text:p>
          </table:table-cell>
          <table:table-cell table:style-name="Table7.A1" office:value-type="string">
            <text:p text:style-name="P12">"What they're saying," she pressed on, "is that last night Voldemort turned up in Godric's Hollow. He went to find the Potters. The rumor is that Lily and James Potter are -- are -- that they're -- dead. “ </text:p>
          </table:table-cell>
        </table:table-row>
        <table:table-row table:style-name="TableLine2100201653680">
          <table:table-cell table:style-name="Table7.A1" office:value-type="string">
            <text:p text:style-name="P12">ΠΕΡΙ ΤΟΥΠΑΙΔΟΣ ΤΟΥ ΕΠΙΒΙΟΝΤΟΣ 9</text:p>
          </table:table-cell>
          <table:table-cell table:style-name="Table7.A1" office:value-type="string">
            <text:p text:style-name="P12"/>
          </table:table-cell>
        </table:table-row>
        <table:table-row table:style-name="TableLine2100201655312">
          <table:table-cell table:style-name="Table7.A1" office:value-type="string">
            <text:p text:style-name="P12">κατανεύσαντος δέ τοῦ Διμπλοδώρου, ἀνοιμώξασα Τεθνᾶσι δῆτ’, ὦ Ἄλβε, ἀμφότεροι οἱ Ποτῆρες, ἥ τε Λίλη καί ὁ Ἰάκωβος. Ἀλλ’ ἄπιστον τοῦτ’ ἐμοὶ πιστεῦσαι οὐ βουλομένῃ.</text:p>
          </table:table-cell>
          <table:table-cell table:style-name="Table7.A1" office:value-type="string">
            <text:p text:style-name="P12">Dumbledore bowed his head. Professor McGonagall gasped. "Lily and James... I can't believe it... I didn't want to believe it...Oh, Albus..."</text:p>
          </table:table-cell>
        </table:table-row>
        <table:table-row table:style-name="TableLine2100201653952">
          <table:table-cell table:style-name="Table7.A1" office:value-type="string">
            <text:p text:style-name="P12"/>
          </table:table-cell>
          <table:table-cell table:style-name="Table7.A1" office:value-type="string">
            <text:p text:style-name="P12"/>
          </table:table-cell>
        </table:table-row>
        <table:table-row table:style-name="TableLine2100201654496">
          <table:table-cell table:style-name="Table7.A1" office:value-type="string">
            <text:p text:style-name="P12"/>
          </table:table-cell>
          <table:table-cell table:style-name="Table7.A1" office:value-type="string">
            <text:p text:style-name="P12"/>
          </table:table-cell>
        </table:table-row>
        <table:table-row table:style-name="TableLine2100201655040">
          <table:table-cell table:style-name="Table7.A1" office:value-type="string">
            <text:p text:style-name="P12">ὁ δέ Διμπλόδωρος ἁπτόμενος τοῦ ὤμου αὐτῆς βαρὺ στενάζων Έγῷδα, ἔφη, συντρέχω γὰρ τῷ σῴ πάθει. ’Ἀρειον τὸν Ποτῆρος ὁ Φολιδομορτὸς ἀποκτεῖναι ἐπιχειρήσας οὐκ ἐδυνήθη. ἡ δέ οὐ βεβαίᾳ τῇ φωνῇ Καὶ μὴν καί λέγουσιν ὅτι ἱκανὸν γὰρ οὐκ εἶναι. ἀλλ’ ὅ τι ἀπεκώλυσε τοῦ ἀποκτεῖναι τοῦτον παιδίον ὄντα ἐννοεῖ μὲν οὐδείς, λέγουσι δέ ὅτι τῶν ἐλπίδων σφαλεὶς τῆς δυνάμεως ἁπάσης ἡμάρτηκε. τοῦτο γὰρ <text:soft-page-break/>αἰτίον τῆς φυγῆς.</text:p>
          </table:table-cell>
          <table:table-cell table:style-name="Table7.A1" office:value-type="string">
            <text:p text:style-name="P12">Dumbledore reached out and patted her on the shoulder. "I know... I know..." he said heavily. Professor McGonagall's voice trembled as she went on. "That's not all. They're saying he tried to kill the Potter's son, Harry. But -- he couldn't. He couldn't kill that little boy. No one knows why, or how, but they're saying that when he couldn't kill Harry Potter, Voldemort's power somehow broke -- <text:soft-page-break/>and that's why he's gone.</text:p>
          </table:table-cell>
        </table:table-row>
        <table:table-row table:style-name="TableLine2100201655584">
          <table:table-cell table:style-name="Table7.A1" office:value-type="string">
            <text:p text:style-name="P12"/>
          </table:table-cell>
          <table:table-cell table:style-name="Table7.A1" office:value-type="string">
            <text:p text:style-name="P12"/>
          </table:table-cell>
        </table:table-row>
        <table:table-row table:style-name="TableLine2100201675440">
          <table:table-cell table:style-name="Table7.A1" office:value-type="string">
            <text:p text:style-name="P12">κατανεύσαντος δέ μάλ’ αὖθις τοῦ Διμπλοδώρου, πάνυ ἀποροῦσα Ἂληθες δῆτα, ἔφη. εἰπέ μοι, ῆ καί τοσούτους ἀποκτείνας ἀνθρώπους παιδίον γ’ ἀποκτεῖναι οὐκ ἐδυνήθη, πῶς γὰρ οὐχ ὑπερφυὲς τοῦτο,· οὔκουν ἀνέλπιστόν τε καί ἐκ τοῦ παραδόξου μάλιστα, ἀλλ’ ὦ Ζεῦ καὶ θεοὶ πῶς ε”τυχεν ἐπιβιοὺς ὁ ’Άρειος;</text:p>
          </table:table-cell>
          <table:table-cell table:style-name="Table7.A1" office:value-type="string">
            <text:p text:style-name="P12">Dumbledore nodded glumly. </text:p>
            <text:p text:style-name="P12"/>
            <text:p text:style-name="P12">"It's -- it's true?" faltered Professor McGonagall. "After all he's done... all the people he's killed... he couldn't kill a little boy? It's just astounding... of all the things to stop him... but how in the name of heaven did Harry survive?" </text:p>
          </table:table-cell>
        </table:table-row>
        <table:table-row table:style-name="TableLine2100201676528">
          <table:table-cell table:style-name="Table7.A1" office:value-type="string">
            <text:p text:style-name="P12"/>
          </table:table-cell>
          <table:table-cell table:style-name="Table7.A1" office:value-type="string">
            <text:p text:style-name="P12"/>
          </table:table-cell>
        </table:table-row>
        <table:table-row table:style-name="TableLine2100201677344">
          <table:table-cell table:style-name="Table7.A1" office:value-type="string">
            <text:p text:style-name="P12"/>
          </table:table-cell>
          <table:table-cell table:style-name="Table7.A1" office:value-type="string">
            <text:p text:style-name="P12"/>
          </table:table-cell>
        </table:table-row>
        <table:table-row table:style-name="TableLine2100201664560">
          <table:table-cell table:style-name="Table7.A1" office:value-type="string">
            <text:p text:style-name="P12">’Ἀλλ’ ἴσως, ἔφη, ὑπονοεῖν μέν πάρεστιν ἡμῖν, εἰδέναι δ’ οὔκ. </text:p>
          </table:table-cell>
          <table:table-cell table:style-name="Table7.A1" office:value-type="string">
            <text:p text:style-name="P12">"We can only guess," said Dumbledore. "We may never know."</text:p>
          </table:table-cell>
        </table:table-row>
        <table:table-row table:style-name="TableLine2100201676256">
          <table:table-cell table:style-name="Table7.A1" office:value-type="string">
            <text:p text:style-name="P12">ἔπειτα δ’ ἡ μὲν ῥινόμακτρον λεπτὸν ἐξελκύσασα καί τὰ δίοπτρα ἄρασά τι δάκρυα ἐξωμόργνυτο ἀπὸ τῶν ὀφθαλμῶν, ὁ δέ ῥῖνα ἀπομύξας ὡρολόγιον ἀπὸ θυλακίου λαβὼν ἐξέταζε. τέχνημα δέ τοῦτο καινόν τι ἦν· χρυσοῦν γὰρ ὅν καλάμους τινὰς εἶχε δώδεκα λεπτούς, καί ἀντὶ ἀριθμῶν εἶδες ἂν πλανήτων ἀστέρων περιστροφάς. ἀποθέμενος δ’ οὖν αὐτὸ πάλιν εἰς τὸ θυλάκιον, καί δῆλος ὢν συνεὶς ὅ τι μηνύει Ἁγριώδης, ε”φη βραδύνεται. οὗτος γὰρ ῆν δήπου ἐξ οῦ μεμάθηκας ὅτι δεῦρο ἀφιξοίμην, Οὗτός γε, ἔφη. καὶ σὺ δῆτ’ οὐ μέλλεις διδάξαι διὰ τί δεῦρ’ ἥκεις εἰς αὐτὸ τοῦτο τὸ χωρίον,</text:p>
          </table:table-cell>
          <table:table-cell table:style-name="Table7.A1" office:value-type="string">
            <text:p text:style-name="P12">Professor McGonagall pulled out a lace handkerchief and dabbed at her eyes beneath her spectacles. Dumbledore gave a great sniff as he took a golden watch from his pocket and examined it. It was a very odd watch. It had twelve hands but no numbers; instead, little planets were moving around the edge. It must have made sense to Dumbledore, though, because he put it back in his pocket and said, "Hagrid's late. I suppose it was he who told you I'd be here, by the way?" </text:p>
          </table:table-cell>
        </table:table-row>
        <table:table-row table:style-name="TableLine2100201677616">
          <table:table-cell table:style-name="Table7.A1" office:value-type="string">
            <text:p text:style-name="P12"/>
          </table:table-cell>
          <table:table-cell table:style-name="Table7.A1" office:value-type="string">
            <text:p text:style-name="P12"/>
          </table:table-cell>
        </table:table-row>
        <table:table-row table:style-name="TableLine2100201669728">
          <table:table-cell table:style-name="Table7.A1" office:value-type="string">
            <text:p text:style-name="P12">’Ήκω γὰρ ἄγων τὸν ’Ἀρειον πρὸς τὴν τηθίδα καί τὸν ἄνδρα αὐτῆς, μόνους τῶν οἰκείων ζῶντας ἔτι.</text:p>
          </table:table-cell>
          <table:table-cell table:style-name="Table7.A1" office:value-type="string">
            <text:p text:style-name="P12">"Yes," said Professor McGonagall. "And I don't suppose you're going to tell me why you're here, of all places?" </text:p>
          </table:table-cell>
        </table:table-row>
        <table:table-row table:style-name="TableLine2100201671088">
          <table:table-cell table:style-name="Table7.A1" office:value-type="string">
            <text:p text:style-name="P12">ἡ δέ Μαγονωγαλέα ἀναπηδήσασα Μή μοι τούσδε, ἔφη δεικνῦσα τὴν οἰκίαν τὴν τετάρτην, μὰ Δία μὴ τούσδε φῂς τοὺς ἐν τῇδε τῇ οἰκίᾳ οἰκοῦντας, ῶ δαιμόνι’ ἀνδρῶν, μὴ γένοιτο· ἐθεασάμην γὰρ</text:p>
          </table:table-cell>
          <table:table-cell table:style-name="Table7.A1" office:value-type="string">
            <text:p text:style-name="P12">"I've come to bring Harry to his aunt and uncle. They're the only family he has left now." </text:p>
          </table:table-cell>
        </table:table-row>
        <table:table-row table:style-name="TableLine2100201663744">
          <table:table-cell table:style-name="Table7.A1" office:value-type="string">
            <text:p text:style-name="P12">αὐτοῦς πᾶσαν τὴν ἡμέραν· τοιοῦτο δέ παρεῖχον ἑαυτοὺς γένος οἷον ἀλλοιότερον ἡμῶν οὐδαμοῦ εὕροις ἅν. καί τόν γ’ υἱὸν εἶδον, ὃς λιπαρῶν τραγήματα προσῄτει παρὰ τῆς μητρὸς λακτίζων <text:soft-page-break/>αὐτὴν κατὰ πᾶσαν τὴν ὁδόν. μὴ δεῦρ’ ἐλθέτω ’Άρειος Ποτήρ, ἀντιβολῶ σε.</text:p>
          </table:table-cell>
          <table:table-cell table:style-name="Table7.A1" office:value-type="string">
            <text:p text:style-name="P12">"You don't mean -- you can't mean the people who live here?" cried Professor McGonagall, jumping to her feet and pointing at number four. </text:p>
          </table:table-cell>
        </table:table-row>
        <table:table-row table:style-name="TableLine2100201676800">
          <table:table-cell table:style-name="Table7.A1" office:value-type="string">
            <text:p text:style-name="P12">’Ἀριστον μέν οὖν τοῦτο τὸ χωρίον· δεήσει γὰρ ἐκεῖνους ἅτε οἰκείους ὄντας πάντ’ ἐξηγεῖσθαι αὐτῷ ἡβῶντι. διόπερ ἐπιστολὴν αὐτοῖς ἔγραψα.</text:p>
          </table:table-cell>
          <table:table-cell table:style-name="Table7.A1" office:value-type="string">
            <text:p text:style-name="P12">"Dumbledore -- you can't. I've been watching them all day. You couldn't find two people who are less like us. And they've got this son -- I saw him kicking his mother all the way up the street, screaming for sweets. </text:p>
          </table:table-cell>
        </table:table-row>
        <table:table-row table:style-name="TableLine2100201664832">
          <table:table-cell table:style-name="Table7.A1" office:value-type="string">
            <text:p text:style-name="P12">ἡ δὲ πάλιν ἐπὶ τῷ τειχίῳ καθημένη φωνὴν δ ’ ἀσθενῆ προιεμένη Ἠ καί ἐπιστολήν, ἔφη, ὤνθρωπε, πῶς γὰρ σι) ἐλπίζοις ἂν πάντα τὰ περὶ αὐτοῦ ἐξηγήσεσθαι ἐπιστολὴν δίδους, ἐκεῖνοι γὰρ οὐδέποτε</text:p>
          </table:table-cell>
          <table:table-cell table:style-name="Table7.A1" office:value-type="string">
            <text:p text:style-name="P12">Harry Potter come and live here!" </text:p>
            <text:p text:style-name="P12"/>
            <text:p text:style-name="P12">"It's the best place for him," said Dumbledore firmly. "His aunt and uncle will be able to explain everything to him when he's older. I've written them a letter."</text:p>
          </table:table-cell>
        </table:table-row>
        <table:table-row table:style-name="TableLine2100201679520">
          <table:table-cell table:style-name="Table7.A1" office:value-type="string">
            <text:p text:style-name="P12">10 ΑΡΕῙΟΣ ΠΟΤΗΡ</text:p>
          </table:table-cell>
          <table:table-cell table:style-name="Table7.A1" office:value-type="string">
            <text:p text:style-name="P12"/>
          </table:table-cell>
        </table:table-row>
        <table:table-row table:style-name="TableLine2100201677072">
          <table:table-cell table:style-name="Table7.A1" office:value-type="string">
            <text:p text:style-name="P12">γνώσονται αὐτὸν οἶός ἐστιν· εὐδοκιμήσει γὰρ ἐν πᾶσι περιβόητος γενησόμενος. ἀλλ’ ἑορτήν τ’ ἀπ’ αὐτοῦ ὀνομάσουσιν, ὡς ε’ὀικε, καὶ βίβλους περὶ αὐτοῦ συνθήσουσι καὶ πάντες οἱ παρ’ ἡμῖν τρεφόμενοι τὸ ὄνομ’ αὐτοῦ μαθήσονται.</text:p>
          </table:table-cell>
          <table:table-cell table:style-name="Table7.A1" office:value-type="string">
            <text:p text:style-name="P12">"A letter?" repeated Professor McGonagall faintly, sitting back down on the wall. "Really, Dumbledore, you think you can explain all this in a letter? These people will never understand him! He'll be famous -- a legend -- I wouldn't be surprised if today was known as Harry Potter day in the future -- there will be books written about Harry -- every child in our world will know his name!" </text:p>
          </table:table-cell>
        </table:table-row>
        <table:table-row table:style-name="TableLine2100201665104">
          <table:table-cell table:style-name="Table7.A1" office:value-type="string">
            <text:p text:style-name="P12">ὁ δέ σεμνὸν βλέπει· Πολλὴ δ’ ἀνάγκη, ε”φη ὑπὲρ τὰ δίοπτρα σκοπῶν. διαθρύπτουσι γάρ τοι τοὺς παῖδας οἱ ἄγαν τιμῶντες ἔτι νηπίους. βέλτιον γὰρ αὐτῷ, ὡς ἔοικε, μὴ τιμᾶσθαι διὰ συμφοράν τινα ἧς οὐδεμίαν ἀνάμνησιν λήψεται καὶ χωρὶς διαιτᾶσθαι μέχρι ἂν ἡβῶν ε”χῃ ἀπολαῦσαί τι τῆς τιμῆς.</text:p>
          </table:table-cell>
          <table:table-cell table:style-name="Table7.A1" office:value-type="string">
            <text:p text:style-name="P12">"Exactly," said Dumbledore, looking very seriously over the top of his half-moon glasses. "It would be enough to turn any boy's head. Famous before he can walk and talk! Famous for something he won't even remember! CarA you see how much better off he'll be, growing up away from all that until he's ready to take it?" </text:p>
          </table:table-cell>
        </table:table-row>
        <table:table-row table:style-name="TableLine2100201665376">
          <table:table-cell table:style-name="Table7.A1" office:value-type="string">
            <text:p text:style-name="P12"/>
          </table:table-cell>
          <table:table-cell table:style-name="Table7.A1" office:value-type="string">
            <text:p text:style-name="P12"/>
          </table:table-cell>
        </table:table-row>
        <table:table-row table:style-name="TableLine2100201677888">
          <table:table-cell table:style-name="Table7.A1" office:value-type="string">
            <text:p text:style-name="P12">ἡ δ’ ε”χασκε μὲν ὡς ἀντεροῦσα, μετανοοῦσα δέ Ὀρθῶς γὰρ λέγεις, ἔφη, ὦ δαιμόνιε. ἀλλὰ πῶς δεῦρο κομισθήσεται; ἄφνω δὲ ἐξέταζε τὴν χλαῖναν αὐτοῦ, ὡς εἶκάζουσα εἰ τὸν ’Ἀρειον ἐντὸς ἀποκρύπτων τυγχάνει.</text:p>
          </table:table-cell>
          <table:table-cell table:style-name="Table7.A1" office:value-type="string">
            <text:p text:style-name="P12">Professor McGonagall opened her mouth, changed her mind, swallowed, and then said, "Yes -- yes, you're right, of course. But how is the boy getting here, Dumbledore?" She eyed his cloak suddenly as though she thought he might be hiding Harry underneath it. </text:p>
          </table:table-cell>
        </table:table-row>
        <table:table-row table:style-name="TableLine2100201675168">
          <table:table-cell table:style-name="Table7.A1" office:value-type="string">
            <text:p text:style-name="P12">Κομισθήσεται δ’ ὑπὸ τοῦ Ἁγριώδου, ἦ δ’ ὅς.</text:p>
          </table:table-cell>
          <table:table-cell table:style-name="Table7.A1" office:value-type="string">
            <text:p text:style-name="P12">"Hagrid's bringing him." <text:soft-page-break/></text:p>
          </table:table-cell>
        </table:table-row>
        <table:table-row table:style-name="TableLine2100201666192">
          <table:table-cell table:style-name="Table7.A1" office:value-type="string">
            <text:p text:style-name="P12">Ἠ ὀρθῶς φρονῶν σύ τῷ Ἁγριώδει τοσοῦτο τὸ πρᾶγμα ἐπέτρεψαςὶ Τὸν γὰρ βίον, ἔφη, αὐτῷ ἐπιτρέψαι θέλοιμ’ ἄν.</text:p>
          </table:table-cell>
          <table:table-cell table:style-name="Table7.A1" office:value-type="string">
            <text:p text:style-name="P12">"You think it -- wise -- to trust Hagrid with something as important as this?" I would trust Hagrid with my life," said Dumbledore. </text:p>
          </table:table-cell>
        </table:table-row>
        <table:table-row table:style-name="TableLine2100201665920">
          <table:table-cell table:style-name="Table7.A1" office:value-type="string">
            <text:p text:style-name="P12"/>
          </table:table-cell>
          <table:table-cell table:style-name="Table7.A1" office:value-type="string">
            <text:p text:style-name="P12"/>
          </table:table-cell>
        </table:table-row>
        <table:table-row table:style-name="TableLine2100201671360">
          <table:table-cell table:style-name="Table7.A1" office:value-type="string">
            <text:p text:style-name="P12">Πρόθυμος μὲν γάρ ἐστι, τοῦτό γε ὁμολογῶ, ῥᾳθυμίᾳ δὲ πολλάκις χρῆται, ὡς λίαν διακείμενος πρός -τῆς δ’ ἡσυχίας ἄφνω διαλυθείσης, πρῶτον μὲν βορβορυγμὸν ἥκουσαν βαρύν ἔπειτα δ’ ε”τι καὶ βαρύτερον ἐν ᾧ κατὰ τὴν ὁδὸν ἀτενίζοντες καθεώρων φῶς τι ἀπ’ αὐτοκινήτου, τέλος δὲ πρὸς οὐρανὸν βλέποντες βαρύτατον δὴ ὑπερφυῶς ῶς. Αἰτναῖος γὰρ μέγιστος αὐτοκίνητος δίκυκλος ἐξ οὐρανοῦ πεσὼν καθειστήκει ἐν τῇ ὁδῷ ἐναντίον αὐτῶν.</text:p>
          </table:table-cell>
          <table:table-cell table:style-name="Table7.A1" office:value-type="string">
            <text:p text:style-name="P12">"I'm not saying his heart isn't in the right place," said Professor McGonagall grudgingly, "but you can't pretend he's not careless. He does tend to -- what was that?" A low rumbling sound had broken the silence around them. It grew steadily louder as they looked up and down the street for some sign of a headlight; it swelled to a roar as they both looked up at the sky -- and a huge motorcycle fell out of the air and landed on the road in front of them.</text:p>
          </table:table-cell>
        </table:table-row>
        <table:table-row table:style-name="TableLine2100201678160">
          <table:table-cell table:style-name="Table7.A1" office:value-type="string">
            <text:p text:style-name="P12">δίκυκλον μὲν οὖν τοῦτον καίπερ μέγιστον ὄντα παρ’ οὐδέν ἄγοι τις ἂν παρὰ τῷ γ’ ἀνδρὶ τῷ ἐπ’ αὐτῷ καθημένῳ παραθέμενος. Οὗτος γὰρ ἦν τὸ μὲν ὕψος ὅσον οὐ διπλάσιος τῶν ἄλλων ἀνθρώπων, τὸ δέ πλάτος πενταπλάσιος. μείζων γὰρ ἐφαίνετο ἢ καθ’ ὅσον φύσις ἐνδέχεται, καὶ μάλ’ ἄγριος δή. οὐ γὰρ ἦν ἰδεῖν τὸ πρόσωπον ὥσπερ ἐν θάμνοις συγκεκαλυμμένον, μελανότριχός τ’ ὄντος αὐτοῦ καὶ λασίου τήν τε χαῖταν καὶ τὸν πώγωνα. καὶ τῶν μὲν χειρῶν ἑκατέραν ἦν προσεικάζειν πώματι στρογγύλῳ, οἷον ἐπ’ ἄγγει τιθείη τις ἅν τὰ καθάρματ’ ἀπορρίψας, οἱ δ’ ἐπὶ ποσὶ κόθορνοι σκύτινοι οὐ πολὺ διέφερον δελφιναρίοιν. πήχεις δέ μεγάλους καὶ ἷσχυροὺς παρεῖχε, καὶ ἐν ἀγκάλαις κομίζει χρῆμά τι σμικρὸν σπαργάνοις ἐσκεπασμένον.</text:p>
          </table:table-cell>
          <table:table-cell table:style-name="Table7.A1" office:value-type="string">
            <text:p text:style-name="P12">If the motorcycle was huge, it was nothing to the man sitting astride it. He was almost twice as tall as a normal man and at least five times as wide. He looked simply too big to be allowed, and so wild - long tangles of bushy black hair and beard hid most of his face, he had hands the size of trash can lids, and his feet in their leather boots were like baby dolphins. In his vast, muscular arms he was holding a bundle of blankets. </text:p>
          </table:table-cell>
        </table:table-row>
        <table:table-row table:style-name="TableLine2100201678432">
          <table:table-cell table:style-name="Table7.A1" office:value-type="string">
            <text:p text:style-name="P12">ὁ δέ Διμπλόδωρος θαρρήσας “Ήκεις ἄρα, ἔφη, ὦ Ἁγρίωδες. ἀλλὰ πόθεν ἔτυχες τοῦ δικύκλου τοῦδε;</text:p>
          </table:table-cell>
          <table:table-cell table:style-name="Table7.A1" office:value-type="string">
            <text:p text:style-name="P12">"Hagrid," said Dumbledore, sounding relieved. "At last. And where did you get that motorcycle?" </text:p>
          </table:table-cell>
        </table:table-row>
        <table:table-row table:style-name="TableLine2100201674896">
          <table:table-cell table:style-name="Table7.A1" office:value-type="string">
            <text:p text:style-name="P12">ὁ δέ εὐλαβῶς ἀναστὰς ἀπ’ αὐτοῦ Ἐχρησάμην, ἔφη, ὦ γένναιε· παρέσχε δέ Σείριος ὁ μέλας. ἀλλ’ ἐκεῖνον ἔχω.</text:p>
          </table:table-cell>
          <table:table-cell table:style-name="Table7.A1" office:value-type="string">
            <text:p text:style-name="P12">"Borrowed it, Professor Dumbledore, sit," said the giant, climbing carefully off the motorcycle as he spoke. "Young Sirius Black lent it to me. I've got him, sir." "No problems, were there?" </text:p>
          </table:table-cell>
        </table:table-row>
        <table:table-row table:style-name="TableLine2100201674352">
          <table:table-cell table:style-name="Table7.A1" office:value-type="string">
            <text:p text:style-name="P12">ΠΕΡΙ ΤΟΥ ΠΑΙΔΟΣ ΤΟΥ ΕΠΙΒΙΟΝΤΟΣ 11</text:p>
          </table:table-cell>
          <table:table-cell table:style-name="Table7.A1" office:value-type="string">
            <text:p text:style-name="P12"/>
          </table:table-cell>
        </table:table-row>
        <table:table-row table:style-name="TableLine2100201668096">
          <table:table-cell table:style-name="Table7.A1" office:value-type="string">
            <text:p text:style-name="P12">Ἀκονιτί γὰρ προύχώρησεν, Παντελῶς γε, ἦ δ’ ὅς ὁ Ἁγριώδης. τῆς γὰρ οἰκίας ὅσον οὐ διεφθαρμένης, <text:soft-page-break/>ε”σωσα αὐτὸν πρὶν τοὺς Μυγάλους συναθροίζεσθαι. ἐντεῦθεν δ’ οὔπω ἐπτόμεθα ὑπὲρ τοῦ Βρίστολ καὶ εἰς ὕπνον ἔπεσεν.</text:p>
          </table:table-cell>
          <table:table-cell table:style-name="Table7.A1" office:value-type="string">
            <text:p text:style-name="P12">"No, sir -- house was almost destroyed, but I got him out all right before the Muggles started <text:soft-page-break/>swarmin' around. He fell asleep as we was flyin' over Bristol." </text:p>
          </table:table-cell>
        </table:table-row>
        <table:table-row table:style-name="TableLine2100201680064">
          <table:table-cell table:style-name="Table7.A1" office:value-type="string">
            <text:p text:style-name="P12">καὶ ὁ Διμπλόδωρος καὶ ἡ Μαγονωγαλέα προσκύπτοντες πρὸς τὰ σπάργανα παιδίον μόλις εἰκάζουσι καθεῦδον. ὑπὸ δὲ πλόκῳ τῆς κόμης μελαίνης ἦν ι’δεῖν τραῦμά τι δεινὸν ἐν τῲ μετώπῳ ὥσπερ ἀστραπήν.</text:p>
          </table:table-cell>
          <table:table-cell table:style-name="Table7.A1" office:value-type="string">
            <text:p text:style-name="P12">Dumbledore and Professor McGonagall bent forward over the bundle of blankets. Inside, just visible, was a baby boy, fast asleep. Under a tuft of jet-black hair over his forehead they could see a curiously shaped cut, like a bolt of lightning. </text:p>
          </table:table-cell>
        </table:table-row>
        <table:table-row table:style-name="TableLine2100201680608">
          <table:table-cell table:style-name="Table7.A1" office:value-type="string">
            <text:p text:style-name="P12">καὶ αὕτη σιγῇ Ἠ καί αὐτὸ τοῦτο, ἔφη.</text:p>
          </table:table-cell>
          <table:table-cell table:style-name="Table7.A1" office:value-type="string">
            <text:p text:style-name="P12">"Is that where -?" whispered Professor McGonagall. </text:p>
          </table:table-cell>
        </table:table-row>
        <table:table-row table:style-name="TableLine2100201665648">
          <table:table-cell table:style-name="Table7.A1" office:value-type="string">
            <text:p text:style-name="P12">”Εστιν, ἦ δ’ ὅς. τὴν γὰρ τούτου τοῦ τραύματος οὐλὴν εἷς ἀεὶ ἕξει.</text:p>
          </table:table-cell>
          <table:table-cell table:style-name="Table7.A1" office:value-type="string">
            <text:p text:style-name="P12">"Yes," said Dumbledore. "He'll have that scar forever." </text:p>
          </table:table-cell>
        </table:table-row>
        <table:table-row table:style-name="TableLine2100201666736">
          <table:table-cell table:style-name="Table7.A1" office:value-type="string">
            <text:p text:style-name="P12">Οὔκουν σὺ δύνασαι ιάτρεῦσαί τι,</text:p>
          </table:table-cell>
          <table:table-cell table:style-name="Table7.A1" office:value-type="string">
            <text:p text:style-name="P12">"Couldn't you do something about it, Dumbledore?" </text:p>
          </table:table-cell>
        </table:table-row>
        <table:table-row table:style-name="TableLine2100201671632">
          <table:table-cell table:style-name="Table7.A1" office:value-type="string">
            <text:p text:style-name="P12">ὁ δ’ Εἴ γε δυναίμην, ἔφη, οὐκ ἂν ἐθέλοιμι. χρήσιμον γάρ τι χρῆμα ἄλλοις τ’ οὐλὴ ἐγένετο, καὶ ἔμοιγε αὐτίκα ἡ ὑπὲρ τοῦ γόνατος τοῦ ἀριστεροῦ, ὡς γεωγραφοῦσα τὰ τοῦ Μετρὸ τοῦ Λονδίνου. Παραδός τοίνυν τὸν παῖδ’, ὦ Ἀγρίωδες, ἵν’ ἀπεργασῶμεθα τοῦργον.</text:p>
          </table:table-cell>
          <table:table-cell table:style-name="Table7.A1" office:value-type="string">
            <text:p text:style-name="P12">"Even if I could, I wouldn't. Scars can come in handy. I have one myself above my left knee that is a perfect map of the London Underground. Well -- give him here, Hagrid -- we'd better get this over with." </text:p>
          </table:table-cell>
        </table:table-row>
        <table:table-row table:style-name="TableLine2100201666464">
          <table:table-cell table:style-name="Table7.A1" office:value-type="string">
            <text:p text:style-name="P12"/>
          </table:table-cell>
          <table:table-cell table:style-name="Table7.A1" office:value-type="string">
            <text:p text:style-name="P12"/>
          </table:table-cell>
        </table:table-row>
        <table:table-row table:style-name="TableLine2100201667008">
          <table:table-cell table:style-name="Table7.A1" office:value-type="string">
            <text:p text:style-name="P12">ἐν δ ’ ἀγκάλαις λαβὼν αὐτὸν ἐστρέψατο πρὸς τὴν τῶν Δουρσλείων οἰκίαν.</text:p>
          </table:table-cell>
          <table:table-cell table:style-name="Table7.A1" office:value-type="string">
            <text:p text:style-name="P12">Dumbledore took Harry in his arms and turned toward the Dursleys' house. </text:p>
          </table:table-cell>
        </table:table-row>
        <table:table-row table:style-name="TableLine2100201667280">
          <table:table-cell table:style-name="Table7.A1" office:value-type="string">
            <text:p text:style-name="P12">ἐκεῖνος δ’ Ἦ χαίρειν, ἔφη, ε”ξεστί μοι λέγειν αὐτῷ, κατακύψας οὖν καὶ φιλήματα δοὺς αὐτῷ πολλὰ κεκνησμένῳ ὡς ε’ὀικε διὰ τὸ λάσιον, μέγα δὴ ἐκνυζεῖτο ὥσπερ σκύλαξ τις τετραυματισμένος.</text:p>
          </table:table-cell>
          <table:table-cell table:style-name="Table7.A1" office:value-type="string">
            <text:p text:style-name="P12">"Could I -- could I say good-bye to him, sir?" asked Hagrid. He bent his great, shaggy head over Harry and gave him what must have been a very scratchy, whiskery kiss. Then, suddenly, Hagrid let out a howl like a wounded dog. </text:p>
          </table:table-cell>
        </table:table-row>
        <table:table-row table:style-name="TableLine2100201670272">
          <table:table-cell table:style-name="Table7.A1" office:value-type="string">
            <text:p text:style-name="P12">Σίγα, ἔφη ὁ Διμπλόδωρος, εὐφήμει’ ὅπως μὴ σύ τούς Μυγάλους ἐξεγερεῖς.</text:p>
          </table:table-cell>
          <table:table-cell table:style-name="Table7.A1" office:value-type="string">
            <text:p text:style-name="P12">"Shhh!" hissed Professor McGonagall, "you'll wake the Muggles!" </text:p>
          </table:table-cell>
        </table:table-row>
        <table:table-row table:style-name="TableLine2100201672448">
          <table:table-cell table:style-name="Table7.A1" office:value-type="string">
            <text:p text:style-name="P12"/>
          </table:table-cell>
          <table:table-cell table:style-name="Table7.A1" office:value-type="string">
            <text:p text:style-name="P12"/>
          </table:table-cell>
        </table:table-row>
        <table:table-row table:style-name="TableLine2100201668368">
          <table:table-cell table:style-name="Table7.A1" office:value-type="string">
            <text:p text:style-name="P12">οὗτος δέ ῥινόμακτρον λαβών - κατάστικτον δ’ ἦν καὶ οὕτω μέγα ὥστε κρύψαι τὸ πρόσωπον - πόλλ’ αὖ δακρυρροῶν Σύγγνωθί μοι, ἔφη, οὐ γὰρ ε”στι μοι φέρειν ἅμα μὲν τὸ Λίλην τε καὶ Ῑάκωβον τεθνηκέναι ἅμα δέ τὸ παρὰ Μυγάλοις ’Ἀρειον μετοικήσειν.</text:p>
          </table:table-cell>
          <table:table-cell table:style-name="Table7.A1" office:value-type="string">
            <text:p text:style-name="P12">"S-s-sorry," sobbed Hagrid, taking out a large, spotted handkerchief and burying his face in it. "But I c-c-can't stand it -- Lily an' James dead -- an' poor little Harry off ter live with Muggles -" </text:p>
          </table:table-cell>
        </table:table-row>
        <table:table-row table:style-name="TableLine2100201667824">
          <table:table-cell table:style-name="Table7.A1" office:value-type="string">
            <text:p text:style-name="P12"/>
          </table:table-cell>
          <table:table-cell table:style-name="Table7.A1" office:value-type="string">
            <text:p text:style-name="P12"/>
          </table:table-cell>
        </table:table-row>
        <text:soft-page-break/>
        <table:table-row table:style-name="TableLine2100201678704">
          <table:table-cell table:style-name="Table7.A1" office:value-type="string">
            <text:p text:style-name="P12">ἡ δέ Μαγονωγαλέα ψιθυρίζουσα Δυστυχοῦμεν μὲν γάρ, ἔφη, κινδυνεύσομεν δέ εὑρεθῆναι μὴ σοῦ γε ἡσύχως ἔχοντος. καὶ ἠρέμα ἅπτεται τῆς χειρός, οὐ μὲν δὴ ἑκουσίως, εὐμενῶς δ’ ὅμως.</text:p>
          </table:table-cell>
          <table:table-cell table:style-name="Table7.A1" office:value-type="string">
            <text:p text:style-name="P12">"Yes, yes, it's all very sad, but get a grip on yourself, Hagrid, or we'll be found," Professor McGonagall whispered, patting Hagrid gingerly on the arm as Dumbledore stepped over the low garden wall and walked to the front door. He laid Harry gently on the doorstep, took a letter out of his cloak, tucked it inside Harry's blankets, and then came back to the other two. For a full minute the three of them stood and looked at the little bundle; Hagrid's shoulders shook, Professor McGonagall blinked furiously, and the twinkling light that usually shone from Dumbledore's eyes seemed to have gone out. </text:p>
          </table:table-cell>
        </table:table-row>
        <table:table-row table:style-name="TableLine2100201678976">
          <table:table-cell table:style-name="Table7.A1" office:value-type="string">
            <text:p text:style-name="P12">ὁ δέ Διμπλόδωρος ἅμα τὴν αἱμασιὰν ὑπερβάς - οὐ γὰρ ὑψηλὴ ἦν - καὶ ἐπὶ τὰς θύρας βαδίσας, τὸν παῖδα παρὰ τοῖν σταθμοῖν πράως κατέθηκεν. ἐπιστολὴν δ’ ἐκ χλαίνης λαβὼν καὶ ἐν μέσοις τοῖς σπαργάνοις κρύψας, ἐπανῆλθε πρὸς ἐκείνους. καὶ διὰ χρόνου ὀλίγου ἔμειναν οἱ τριτταῖοι βλέποντες πρὸς τὸ ἐν σπαργάνοις συγκεκλῃμένον καὶ μόνον οὐ δακρύοντες. τοῦ δὲ Διμπλοδώρου τὸ ἀπ’ ὀφθαλμῶν στιλπνὸν οὐκέτ’ ἂν εἶδες.</text:p>
          </table:table-cell>
          <table:table-cell table:style-name="Table7.A1" office:value-type="string">
            <text:p text:style-name="P12">"Well," said Dumbledore finally, "that's that. We've no business staying here. We may as well go and join the celebrations." "Yeah," said Hagrid in a very muffled voice, "I'll be takin' Sirius his bike back. G'night, Professor McGonagall -- Professor Dumbledore, sir." </text:p>
          </table:table-cell>
        </table:table-row>
        <table:table-row table:style-name="TableLine2100201672992">
          <table:table-cell table:style-name="Table7.A1" office:value-type="string">
            <text:p text:style-name="P12"/>
          </table:table-cell>
          <table:table-cell table:style-name="Table7.A1" office:value-type="string">
            <text:p text:style-name="P12"/>
          </table:table-cell>
        </table:table-row>
        <table:table-row table:style-name="TableLine2100201680336">
          <table:table-cell table:style-name="Table7.A1" office:value-type="string">
            <text:p text:style-name="P12"/>
          </table:table-cell>
          <table:table-cell table:style-name="Table7.A1" office:value-type="string">
            <text:p text:style-name="P12"/>
          </table:table-cell>
        </table:table-row>
        <table:table-row table:style-name="TableLine2100201669184">
          <table:table-cell table:style-name="Table7.A1" office:value-type="string">
            <text:p text:style-name="P12">τέλος δέ οὗτος Τοιαῦτα μὲν δὴ ταῦτα, ἔφη. περιμεῖναι μὲν οὖν οὐ δεῖ ἡμᾶς, ἑορτάζειν δέ μετὰ τῶν ἄλλων.</text:p>
          </table:table-cell>
          <table:table-cell table:style-name="Table7.A1" office:value-type="string">
            <text:p text:style-name="P12">Wiping his streaming eyes on his jacket sleeve, Hagrid swung himself onto the motorcycle and kicked the engine into life; with a roar it rose into the air and off into the night. </text:p>
          </table:table-cell>
        </table:table-row>
        <table:table-row table:style-name="TableLine2100201668640">
          <table:table-cell table:style-name="Table7.A1" office:value-type="string">
            <text:p text:style-name="P12">Ἁγριώδης δέ, Πάνυ γε, ἔφη ε”τι καὶ ὀλίγου δέων δακρῦσαι, πᾶσ’ ἀνάγκη γάρ μοι τὸν δίκυκλον ἀποδοῦναι, διὸ χαίρειν ὑμῖν λέγω, ὦ</text:p>
          </table:table-cell>
          <table:table-cell table:style-name="Table7.A1" office:value-type="string">
            <text:p text:style-name="P12">"I shall see you soon, I expect, Professor McGonagall," said Dumbledore, nodding to her. Professor McGonagall blew her nose in reply. </text:p>
          </table:table-cell>
        </table:table-row>
        <table:table-row table:style-name="TableLine2100201664016">
          <table:table-cell table:style-name="Table7.A1" office:value-type="string">
            <text:p text:style-name="P12">12 ΑΡΕΙΟΣ <text:span text:style-name="T2">Π</text:span><text:span text:style-name="T26">Ο</text:span><text:span text:style-name="T2">ΤΗΡ</text:span></text:p>
          </table:table-cell>
          <table:table-cell table:style-name="Table7.A1" office:value-type="string">
            <text:p text:style-name="P12"/>
          </table:table-cell>
        </table:table-row>
        <table:table-row table:style-name="TableLine2100201669456">
          <table:table-cell table:style-name="Table7.A1" office:value-type="string">
            <text:p text:style-name="P12">Διμπλόδωρε καὶ Μαγονωγαλέα. καὶ δάκρυα ἀπομόρξας τῇ χειρίδι, ἀναβὰς δ’ ἐπὶ τὴν μηχάνην, εἰς κίνησιν ἔβαλε κατὰ δύναμιν τοσαύτην ὥστ’ εὐθὺς διὰ σκότον μετεωρίσαι ἀεροδόνητον.</text:p>
          </table:table-cell>
          <table:table-cell table:style-name="Table7.A1" office:value-type="string">
            <text:p text:style-name="P12">Dumbledore turned and walked back down the street. On the corner he stopped and took out the silver Put-Outer. He clicked it once, and twelve balls of light sped back to their street lamps so that Privet Drive glowed suddenly orange and he could make out a tabby cat slinking around the corner at the other end of the street. He could just see the <text:soft-page-break/>bundle of blankets on the step of number four. </text:p>
          </table:table-cell>
        </table:table-row>
        <table:table-row table:style-name="TableLine2100201670000">
          <table:table-cell table:style-name="Table7.A1" office:value-type="string">
            <text:p text:style-name="P12">Διμπλόδωρος δ’ Ἀλλ’ ὄψομαι σέ, ὦ σοφίστρια, ἔφη νεύσας, οὐ διὰ μακροῦ. ἡ δὲ ἐναντίον οὐδὲν ἄλλο ἦ ἀπεμύξατό τι.</text:p>
          </table:table-cell>
          <table:table-cell table:style-name="Table7.A1" office:value-type="string">
            <text:p text:style-name="P12">"Good luck, Harry," he murmured. He turned on his heel and with a swish of his cloak, he was gone. </text:p>
          </table:table-cell>
        </table:table-row>
        <table:table-row table:style-name="TableLine2100201679248">
          <table:table-cell table:style-name="Table7.A1" office:value-type="string">
            <text:p text:style-name="P12">οὗτος δέ στρεψάμενος ἀνὰ τὴν ὁδὸν ἐπανῆλθεν. ἑστηκὼς δέ τὸ ἀργυροῦν τὸ σβεντήριον εἰρημένον αὖθις λαβὼν ἀνέῳξε. καί εὐθὺς ἂν εἶδες φῶς πρὸς τούς λυχνεῶνας τοὺς δώδεκα κατὰ μέρος ᾅττειν καὶ ἅμα ψοφεῖν τι, ὥσπερ δώδεκα ἀνασκοπῶν σφαίρας μικρὰς καί λαμπροτάτας. τοῦ δέ χωρίου διαφωτισθέντος καὶ φλεγομένῳ ἐοικότος, εἰκάσαι μὲν ἣν μόλις αἴλουρον πόρρω τῆς ὁδοῦ λάθρᾳ προβαίνοντα. οὐδ’ ε”λαθεν αὐτὸν τὰ σπάργανα τὰ ἐκεῖ παρὰ τοῖν τῆς τετάρτης οἰκίας σταθμοῖν, Εὐδαιμονοίης, ὦ Ἅρειε, ἔφη καῖ τὴν χλαῖναν περιβαλόμενος ἠφανίσθη.</text:p>
          </table:table-cell>
          <table:table-cell table:style-name="Table7.A1" office:value-type="string">
            <text:p text:style-name="P12">A breeze ruffled the neat hedges of Privet Drive, which lay silent and tidy under the inky sky, the very last place you would expect astonishing things to happen. Harry Potter rolled over inside his blankets without waking up. One small hand closed on the letter beside him and he slept on, not knowing he was special, not knowing he was famous, not knowing he would be woken in a few hours' time by Mrs. Dursley's scream as she opened the front door to put out the milk bottles, nor that he would spend the next few weeks being prodded and pinched by his cousin Dudley... He couldn't know that at this very moment, people meeting in secret all over the country were holding up their glasses and saying in hushed voices: "To Harry Potter -- the boy who lived!" </text:p>
          </table:table-cell>
        </table:table-row>
        <table:table-row table:style-name="TableLine2100201670544">
          <table:table-cell table:style-name="Table7.A1" office:value-type="string">
            <text:p text:style-name="P12"/>
          </table:table-cell>
          <table:table-cell table:style-name="Table7.A1" office:value-type="string">
            <text:p text:style-name="P12">CHAPTER TWO </text:p>
          </table:table-cell>
        </table:table-row>
        <table:table-row table:style-name="TableLine2100201664288">
          <table:table-cell table:style-name="Table7.A1" office:value-type="string">
            <text:p text:style-name="P12"/>
          </table:table-cell>
          <table:table-cell table:style-name="Table7.A1" office:value-type="string">
            <text:p text:style-name="P12">THE VANISHING GLASS </text:p>
          </table:table-cell>
        </table:table-row>
        <table:table-row table:style-name="TableLine2100201670816">
          <table:table-cell table:style-name="Table7.A1" office:value-type="string">
            <text:p text:style-name="P12"/>
          </table:table-cell>
          <table:table-cell table:style-name="Table7.A1" office:value-type="string">
            <text:p text:style-name="P12"/>
          </table:table-cell>
        </table:table-row>
        <table:table-row table:style-name="TableLine2100201671904">
          <table:table-cell table:style-name="Table7.A1" office:value-type="string">
            <text:p text:style-name="P12">καὶ μάλιστα σκοτεινῆς τε καὶ ἡσυχαίας τῆς νυκτὸς γενομένης, πνεῦμά τι λεπτὸν ἐκίνει τούς θάμνους· οἱ γὰρ τοιοῦτοι ἕρκος τι κόσμιον παρέχουσι τοῖς ε”νθαδε οἰκοῦσιν. τῶν δὴ ἐπιχωρίων λίαν πρὸς τὴν εὐκοσμίαν διακειμένων, ἀνελπιστότατον νομίζοις ἂν ἐν τοιούτῳ γε χωρίῳ τοῦ παραδόξου ὁτιοῦν γενέσθαι.</text:p>
          </table:table-cell>
          <table:table-cell table:style-name="Table7.A1" office:value-type="string">
            <text:p text:style-name="P12">Nearly ten years had passed since the Dursleys had woken up to find their nephew on the front step, but Privet Drive had hardly changed at all. The sun rose on the same tidy front gardens and lit up the brass number four on the Dursleys' front door; it crept into their living room, which was almost exactly the same as it had been on the night when Mr. Dursley had seen that fateful news report about the owls. Only the photographs on the mantelpiece really showed how much time had passed. </text:p>
          </table:table-cell>
        </table:table-row>
        <table:table-row table:style-name="TableLine2100201672176">
          <table:table-cell table:style-name="Table7.A1" office:value-type="string">
            <text:p text:style-name="P12"/>
          </table:table-cell>
          <table:table-cell table:style-name="Table7.A1" office:value-type="string">
            <text:p text:style-name="P12"/>
          </table:table-cell>
        </table:table-row>
        <table:table-row table:style-name="TableLine2100201673808">
          <table:table-cell table:style-name="Table7.A1" office:value-type="string">
            <text:p text:style-name="P12">ὁ δ’ ’Ἁρειος Π οτὴρ ἐν τοῖς σπαργάνοις κεκαλυμμένος στρέφεται μέν, ἐγείρεται δ’ οὕ. τῆς δ’ ἐπιστολῆς ἐχόμενος τῇ δεξιᾷ καθεύδει, οὐδέν συνειδὼς ἑαυτῷ ἐξαίρετός τ’ ὥν, καὶ μέλλων δι’ ὀλίγου ἐγερθήσεσθαι ὑπὸ τῆς Δουρσλείας, τὰς θύρας <text:soft-page-break/>ἀνοιξάσης ἵνα ἐκθῇ τὰ πρὸς γάλα ληκύθια καὶ πόλλ’ ἀναβοησάσης. </text:p>
            <text:p text:style-name="P12"/>
          </table:table-cell>
          <table:table-cell table:style-name="Table7.A1" office:value-type="string">
            <text:p text:style-name="P12">Ten years ago, there had been lots of pictures of what looked like a large pink beach ball wearing different-colored bonnets -- but Dudley Dursley was no longer a baby, and now the photographs showed a large blond boy riding his first bicycle, <text:soft-page-break/>on a carousel at the fair, playing a computer game with his father, being hugged and kissed by his mother. </text:p>
          </table:table-cell>
        </table:table-row>
        <table:table-row table:style-name="TableLine2100201672720">
          <table:table-cell table:style-name="Table7.A1" office:value-type="string">
            <text:p text:style-name="P12"/>
          </table:table-cell>
          <table:table-cell table:style-name="Table7.A1" office:value-type="string">
            <text:p text:style-name="P12"/>
          </table:table-cell>
        </table:table-row>
        <table:table-row table:style-name="TableLine2100201673264">
          <table:table-cell table:style-name="Table7.A1" office:value-type="string">
            <text:p text:style-name="P12"/>
          </table:table-cell>
          <table:table-cell table:style-name="Table7.A1" office:value-type="string">
            <text:p text:style-name="P12"/>
          </table:table-cell>
        </table:table-row>
        <table:table-row table:style-name="TableLine2100201673536">
          <table:table-cell table:style-name="Table7.A1" office:value-type="string">
            <text:p text:style-name="P12"/>
          </table:table-cell>
          <table:table-cell table:style-name="Table7.A1" office:value-type="string">
            <text:p text:style-name="P12"/>
          </table:table-cell>
        </table:table-row>
        <table:table-row table:style-name="TableLine2100201674080">
          <table:table-cell table:style-name="Table7.A1" office:value-type="string">
            <text:p text:style-name="P12">ἀλλ’ οὐκ οἶδε τὸνἀνεψιὸν Δούδλιον τρεῖς κατὰ μῆνας μέλλοντα αὐτὸν λυπήσειν τε καὶαἰκίσεσθαι, οὐδ’ ἦν αὐτῷ εἰδέναι ὅτι πολλοὶ τότ’ ἥδη λάθρᾳ συγ-γενόμενοι προῦπινον τῷ Ἁρείῳ Ποτῆρι τῴ παιδὶ τῷ ἐπιβιόντι.δέκατον μὲν ε”τος τόδ’ ἐπεὶ οἱΔούρσλειοι τὸ παιδίον ἐκεῖνο τὸ ἀδελφι-δοῦν ἐν προθύροις ηὑρήκεσαν· εὕροις δ’ ἂν σύ τὴν τῶν μυρσίνων ὁδὸν ἥ τι ἢ οὐδέν μετηλλαγμένην. παρὼν γὰρ ἅμ’ ἡλίῳ ἀνέχοντι</text:p>
          </table:table-cell>
          <table:table-cell table:style-name="Table7.A1" office:value-type="string">
            <text:p text:style-name="P12"/>
          </table:table-cell>
        </table:table-row>
        <table:table-row table:style-name="TableLine2100201674624">
          <table:table-cell table:style-name="Table7.A1" office:value-type="string">
            <text:p text:style-name="P12">ἴδοις ἂν ἐπὶ ταύτό καὶ πρὸ τοῦ τό εὐκόσμιον τὸ τῶν κήπων καί ἐπὶ</text:p>
          </table:table-cell>
          <table:table-cell table:style-name="Table7.A1" office:value-type="string">
            <text:p text:style-name="P12">The room held no sign at all that another boy lived in the house, too. </text:p>
          </table:table-cell>
        </table:table-row>
        <table:table-row table:style-name="TableLine2100201681152">
          <table:table-cell table:style-name="Table7.A1" office:value-type="string">
            <text:p text:style-name="P12">ταύτὸ τὸ στίλβον τὸ τοῦ τέτταρες - χαλκοῦς γὰρ ἦν ὁ ἀριθμὸς ὁ ἐν</text:p>
          </table:table-cell>
          <table:table-cell table:style-name="Table7.A1" office:value-type="string">
            <text:p text:style-name="P12">Yet Harry Potter was still there, asleep at the moment, but not for long. His Aunt Petunia was awake and it was her shrill voice that made the first noise of the day. </text:p>
          </table:table-cell>
        </table:table-row>
        <table:table-row table:style-name="TableLine2100201694208">
          <table:table-cell table:style-name="Table7.A1" office:value-type="string">
            <text:p text:style-name="P12">θύρᾳ ἐγκεχαραγμένος - καὶ ἐπὶ ταύτὸ τὸ δωμάτιον αὐτὸ ἔνθα ἐκείνῃ</text:p>
          </table:table-cell>
          <table:table-cell table:style-name="Table7.A1" office:value-type="string">
            <text:p text:style-name="P12">"Up! Get up! Now!" </text:p>
          </table:table-cell>
        </table:table-row>
        <table:table-row table:style-name="TableLine2100201686048">
          <table:table-cell table:style-name="Table7.A1" office:value-type="string">
            <text:p text:style-name="P12">τῇ νυκτὶ ὁ Δούρσλειος δύσφημον τὸν λόγον τὸν περὶ γλαυκῶν</text:p>
          </table:table-cell>
          <table:table-cell table:style-name="Table7.A1" office:value-type="string">
            <text:p text:style-name="P12">Harry woke with a start. His aunt rapped on the door again. </text:p>
          </table:table-cell>
        </table:table-row>
        <table:table-row table:style-name="TableLine2100201688224">
          <table:table-cell table:style-name="Table7.A1" office:value-type="string">
            <text:p text:style-name="P12">ἤκουσεν. πλὴν ἀλλ’ ἐξετάσας τὰς παρ’ ἑστίᾳ φωτογραφίας μάθοις ἂν χρόνον ὡς μακρὸν ἐπιγενόμενον· τότε μὲν γὰρ σφαῖράν τινα εἰκάζοις ἂν γέγραφθαι ἐν ταῖς γραφαῖς μεγάλην καὶ ὑπέρυθρον οἵαν οἱ ἐν παραλίᾳ παίζοντες φιλοῦσι βάλλειν ἀλλήλοις, καὶ ταύτην τὴν σφαῖραν πῖλον ἄλλον ἄλλοτε μαλλωτόν φορεῖν. νῦν δέ τοῦ Δουδλίου οὐκέτι νηπίου ὄντος παῖδα γνωρίζοις ἂν γεγραμμένον μέγαν καὶ λευκότριχα ποτὲ μὲν ἐπὶ δικύκλου πρῶτον ἱππεύοντα, ποτέ δέ παν-ηγυρίζοντα ἐφ’ ἵππου ξυλίνου αἰωρούμενον, ποτὲ δὲ ἀνταγωνιζομ-ένου τοῦ πατρὸς παιδιὰν ἐν ὑπολογιστῇ ἠλεκτρονικῴ παίζοντα, ποτὲ δ’ αὖ ὑπὸ μητρὸς <text:soft-page-break/>περιβαλλόμενον καὶ προσφιλούμενον.</text:p>
          </table:table-cell>
          <table:table-cell table:style-name="Table7.A1" office:value-type="string">
            <text:p text:style-name="P12">"Up!" she screeched. Harry heard her walking toward the kitchen and then the sound of the frying pan being put on the stove. He rolled onto his back and tried to remember the dream he had been having. It had been a good one. There had been a flying motorcycle in it. He had a funny feeling he'd had the same dream before. </text:p>
          </table:table-cell>
        </table:table-row>
        <table:table-row table:style-name="TableLine2100201695296">
          <table:table-cell table:style-name="Table7.A1" office:value-type="string">
            <text:p text:style-name="P12"/>
          </table:table-cell>
          <table:table-cell table:style-name="Table7.A1" office:value-type="string">
            <text:p text:style-name="P12"/>
          </table:table-cell>
        </table:table-row>
        <table:table-row table:style-name="TableLine2100201683328">
          <table:table-cell table:style-name="Table7.A1" office:value-type="string">
            <text:p text:style-name="P12"><text:s/>ἀλλ’ οὐδέν ἐν τῶδε τῷ δωματίῳ ἴδοις ἂν σημεῖον ἄλλου τινὸς παιδὸς ε”νθα ἐνοικοῦντος.</text:p>
          </table:table-cell>
          <table:table-cell table:style-name="Table7.A1" office:value-type="string">
            <text:p text:style-name="P12">His aunt was back outside the door. </text:p>
          </table:table-cell>
        </table:table-row>
        <table:table-row table:style-name="TableLine2100201681696">
          <table:table-cell table:style-name="Table7.A1" office:value-type="string">
            <text:p text:style-name="P12"/>
          </table:table-cell>
          <table:table-cell table:style-name="Table7.A1" office:value-type="string">
            <text:p text:style-name="P12">"Are you up yet?" she demanded. <text:s/></text:p>
          </table:table-cell>
        </table:table-row>
        <table:table-row table:style-name="TableLine2100201683872">
          <table:table-cell table:style-name="Table7.A1" office:value-type="string">
            <text:p text:style-name="P12"/>
          </table:table-cell>
          <table:table-cell table:style-name="Table7.A1" office:value-type="string">
            <text:p text:style-name="P12">"Nearly," said Harry. </text:p>
          </table:table-cell>
        </table:table-row>
        <table:table-row table:style-name="TableLine2100201696384">
          <table:table-cell table:style-name="Table7.A1" office:value-type="string">
            <text:p text:style-name="P12">καίτοι ὁ ’Άρειος Ποτῆρ ε”τι παρὼν ὕπνου νῦν δὴ ἀπολαύει οὐ χρονίου ἐσομένου· τῆς γὰρ Πετουνίας ἤδη ἐγρηγορυίας ὀξεῖα ἡ φώνη θόρυβον ἑωθινὸν παρεῖχεν.</text:p>
          </table:table-cell>
          <table:table-cell table:style-name="Table7.A1" office:value-type="string">
            <text:p text:style-name="P12">"Well, get a move on, I want you to look after the bacon. And don't you dare let it burn, I want everything perfect on Duddy's birthday." </text:p>
          </table:table-cell>
        </table:table-row>
        <table:table-row table:style-name="TableLine2100201696656">
          <table:table-cell table:style-name="Table7.A1" office:value-type="string">
            <text:p text:style-name="P12"/>
          </table:table-cell>
          <table:table-cell table:style-name="Table7.A1" office:value-type="string">
            <text:p text:style-name="P12"/>
          </table:table-cell>
        </table:table-row>
        <table:table-row table:style-name="TableLine2100201696928">
          <table:table-cell table:style-name="Table7.A1" office:value-type="string">
            <text:p text:style-name="P12"/>
          </table:table-cell>
          <table:table-cell table:style-name="Table7.A1" office:value-type="string">
            <text:p text:style-name="P12"/>
          </table:table-cell>
        </table:table-row>
        <table:table-row table:style-name="TableLine2100201693936">
          <table:table-cell table:style-name="Table7.A1" office:value-type="string">
            <text:p text:style-name="P12">ἡ δέ κελεύουσα Ἂνα, ἔφη, ἐξεγείρου. ἐκείνου δ’ εὐθὺς ἐγερθέν-τος, κόψασα πάλιν τὴν θύραν ’Ἁνα, ε”φη κεκραγυῖα.</text:p>
          </table:table-cell>
          <table:table-cell table:style-name="Table7.A1" office:value-type="string">
            <text:p text:style-name="P12">Harry groaned. What did you say?" his aunt snapped through the door. "Nothing, nothing..." </text:p>
          </table:table-cell>
        </table:table-row>
        <table:table-row table:style-name="TableLine2100201689040">
          <table:table-cell table:style-name="Table7.A1" office:value-type="string">
            <text:p text:style-name="P12"/>
          </table:table-cell>
          <table:table-cell table:style-name="Table7.A1" office:value-type="string">
            <text:p text:style-name="P12"/>
          </table:table-cell>
        </table:table-row>
        <table:table-row table:style-name="TableLine2100201691216">
          <table:table-cell table:style-name="Table7.A1" office:value-type="string">
            <text:p text:style-name="P12">ὁ δ’ ἤκουε πρῶτον μὲν αὐτῆς βαδιζούσης πρὸς τὸ ὀπτάνιον, ε”πειτα δέ τοῦ τηγάνου ἐφ’ ἑστίαν προσθεμένου. ὕπτιος δ’ ἀνατε-τραμμένος, εἰς μνήμην ἀνελάμβανε τὸ νῦν ἐνύπνιον καλὸν γενομένου, ὡς δικύκλου αὐτοκινήτου πέρι αἰωρουμένου· παράδοξα δ’ ἐδόκει τὰ τοιαῦτα καὶ πρότερον ὀνειροπολῆσαι.</text:p>
          </table:table-cell>
          <table:table-cell table:style-name="Table7.A1" office:value-type="string">
            <text:p text:style-name="P12">Dudley's birthday -- how could he have forgotten? Harry got slowly out of bed and started looking for socks. He found a pair under his bed and, after pulling a spider off one of them, put them on. Harry was used to spiders, because the cupboard under the stairs was full of them, and that was where he slept. </text:p>
          </table:table-cell>
        </table:table-row>
        <table:table-row table:style-name="TableLine2100201697744">
          <table:table-cell table:style-name="Table7.A1" office:value-type="string">
            <text:p text:style-name="P12">1 4 ΑΡΕΙΟΣ Πο ΤΗΡ</text:p>
          </table:table-cell>
          <table:table-cell table:style-name="Table7.A1" office:value-type="string">
            <text:p text:style-name="P12"/>
          </table:table-cell>
        </table:table-row>
        <table:table-row table:style-name="TableLine2100201689312">
          <table:table-cell table:style-name="Table7.A1" office:value-type="string">
            <text:p text:style-name="P12">τὸ δέ γύναιον πρὸ τῆς θύρας πάλιν ἑστηκυῖα Ἆρα ἐκ κοίτης, ἔφη.</text:p>
          </table:table-cell>
          <table:table-cell table:style-name="Table7.A1" office:value-type="string">
            <text:p text:style-name="P12"/>
          </table:table-cell>
        </table:table-row>
        <table:table-row table:style-name="TableLine2100201689584">
          <table:table-cell table:style-name="Table7.A1" office:value-type="string">
            <text:p text:style-name="P12"/>
          </table:table-cell>
          <table:table-cell table:style-name="Table7.A1" office:value-type="string">
            <text:p text:style-name="P12"/>
          </table:table-cell>
        </table:table-row>
        <table:table-row table:style-name="TableLine2100201697200">
          <table:table-cell table:style-name="Table7.A1" office:value-type="string">
            <text:p text:style-name="P12">Σχεδόν, ε”φη ὁ ’Ἀρειος Ποτῆρ.</text:p>
          </table:table-cell>
          <table:table-cell table:style-name="Table7.A1" office:value-type="string">
            <text:p text:style-name="P12"/>
          </table:table-cell>
        </table:table-row>
        <table:table-row table:style-name="TableLine2100201686864">
          <table:table-cell table:style-name="Table7.A1" office:value-type="string">
            <text:p text:style-name="P12">Ἐπείγου δῆτα. ἐθέλω γὰρ σέ ἐφίστασθαι τοῖς κρέασι τηγανιζομ-ένοις. ὅπως μὴ σύ διακαύσεις αὐτά. ἀμεμπτὰ γὰρ θέλω ἅπαντα τήμερον, ἀγόντων ἡμῶν τὰ γενέθλια τὰ τοῦ ἡμετέρου Δουδλιδίου τηλυγέτου.</text:p>
          </table:table-cell>
          <table:table-cell table:style-name="Table7.A1" office:value-type="string">
            <text:p text:style-name="P12">When he was dressed he went down the hall into the kitchen. The table was almost hidden beneath all Dudley's birthday presents. It looked as though Dudley had gotten the new computer he wanted, not to mention the second television and the racing bike. Exactly why Dudley wanted a racing bike was a mystery to Harry, as Dudley was very fat and hated exercise -- unless of course it involved <text:soft-page-break/>punching somebody. Dudley's favorite punching bag was Harry, but he couldn't often catch him. Harry didn't look it, but he was very fast. </text:p>
          </table:table-cell>
        </table:table-row>
        <table:table-row table:style-name="TableLine2100201681968">
          <table:table-cell table:style-name="Table7.A1" office:value-type="string">
            <text:p text:style-name="P12"/>
          </table:table-cell>
          <table:table-cell table:style-name="Table7.A1" office:value-type="string">
            <text:p text:style-name="P12"/>
          </table:table-cell>
        </table:table-row>
        <table:table-row table:style-name="TableLine2100201694480">
          <table:table-cell table:style-name="Table7.A1" office:value-type="string">
            <text:p text:style-name="P12">ἀνοιμώξαντος δ’ ἐκείνου Τί εἶπας, ε”φη διὰ τῆς θύρας ε”τι κεκλειμένης σχετλιάζουσα.</text:p>
          </table:table-cell>
          <table:table-cell table:style-name="Table7.A1" office:value-type="string">
            <text:p text:style-name="P12"/>
          </table:table-cell>
        </table:table-row>
        <table:table-row table:style-name="TableLine2100201682512">
          <table:table-cell table:style-name="Table7.A1" office:value-type="string">
            <text:p text:style-name="P12"/>
          </table:table-cell>
          <table:table-cell table:style-name="Table7.A1" office:value-type="string">
            <text:p text:style-name="P12"/>
          </table:table-cell>
        </table:table-row>
        <table:table-row table:style-name="TableLine2100201694752">
          <table:table-cell table:style-name="Table7.A1" office:value-type="string">
            <text:p text:style-name="P12">ὁ δέ Οὐδέν φὰς ἐνθυμεῖται ὅπως δή ποτε λέληθεν ἡ τοῦ Δουδ-λίου γενέθλιος ἡμέρα ἥδη ἐπιγενομένη. βραδέως δ’ οὖν ἐξ εὐνῆς ἀναστὰς ηὕρισκε τὰ ποδεῖα, ὧν καὶ ε”τυχε δυοῖν κάτωθεν κειμένων καὶ ἀράχνην ε”νδοθεν ἐκβαλὼν ἐνδύει. ταῖς γὰρ ἀράχναις συνήθης ἐγένετο ἅτε πολλῶν δὴ ἐνοικουσῶν τῷ σκευοφυλακίῳ τῷ ὑπὸ τῇ κλίμακι ὅπου ἔδει καθεύδειν.</text:p>
          </table:table-cell>
          <table:table-cell table:style-name="Table7.A1" office:value-type="string">
            <text:p text:style-name="P12">Perhaps it had something to do with living in a dark cupboard, but Harry had always been small and skinny for his age. He looked even smaller and skinnier than he really was because all he had to wear were old clothes of Dudley's, and Dudley was about four times bigger than he was. Harry had a thin face, knobbly knees, black hair, and bright green eyes. He wore round glasses held together with a lot of Scotch tape because of all the times Dudley had punched him on the nose. The only thing Harry liked about his own appearance was a very thin scar on his forehead that was shaped like a bolt of lightning. He had had it as long as he could remember, and the first question he could ever remember asking his Aunt Petunia was how he had gotten it. </text:p>
          </table:table-cell>
        </table:table-row>
        <table:table-row table:style-name="TableLine2100201682784">
          <table:table-cell table:style-name="Table7.A1" office:value-type="string">
            <text:p text:style-name="P12"/>
          </table:table-cell>
          <table:table-cell table:style-name="Table7.A1" office:value-type="string">
            <text:p text:style-name="P12"/>
          </table:table-cell>
        </table:table-row>
        <table:table-row table:style-name="TableLine2100201698288">
          <table:table-cell table:style-name="Table7.A1" office:value-type="string">
            <text:p text:style-name="P12">καί τὴν ἐσθῆτα ἐνδεδυκὼς κατὰ τὴν διοδὸν ἦλθεν εἰς τὸ ὀπτάνιον, αὐτὴ δέ ἡ τράπεζα μόνον οὐκ ἠφάνιστο γέμουσα τὰ τῶ Δουδλίῳ δεδομένων γενέθλιον ἄγοντι ἡμέραν. ὁ δ’ εἰλήφει, ὡς δοκεῖν, οὐ μόνον τὸν ἠλεκτρονικόν ὐπολογιστὴν τὸν καινότερον οὗ μάλιστ’ ἐγλίχετο, ἀλλὰ καί τὸ τηλεοπτικόν τέχνημα τὸ ἕτερον, καί δὴ καὶτὸν ἀγωνιστικὸν δίκυκλον. ἀλλὰ διὰ τί τοῦτόν γε ποθοίη πάνυ ἠγνόει ὁ ’Άρειος - ἡν γὰρ ἐκεῖνος τὸ σῶμα παχύτατος καὶ τὸ γυμνάζεσθαι περὶ ὀλίγου ἐποιεῖτο, μή γε μετέχον τοῦ πὺξ πατάξαι τινά. </text:p>
          </table:table-cell>
          <table:table-cell table:style-name="Table7.A1" office:value-type="string">
            <text:p text:style-name="P12">"In the car crash when your parents died," she had said. "And don't ask questions." Don't ask questions -- that was the first rule for a quiet life with the Dursleys. Uncle Vernon entered the kitchen as Harry was turning over the bacon. "Comb your hair!" he barked, by way of a morning greeting. About once a week, Uncle Vernon looked over the top of his newspaper and shouted that Harry needed a haircut. Harry must have had more haircuts than the rest of the boys in his class put together, but it made no difference, his hair simply grew that way -- all over the place. </text:p>
          </table:table-cell>
        </table:table-row>
        <table:table-row table:style-name="TableLine2100201684144">
          <table:table-cell table:style-name="Table7.A1" office:value-type="string">
            <text:p text:style-name="P12"/>
          </table:table-cell>
          <table:table-cell table:style-name="Table7.A1" office:value-type="string">
            <text:p text:style-name="P12"/>
          </table:table-cell>
        </table:table-row>
        <table:table-row table:style-name="TableLine2100201684416">
          <table:table-cell table:style-name="Table7.A1" office:value-type="string">
            <text:p text:style-name="P12">πρός γὰρ ἄλλους τε τὴν πυγμὴν ἐκεῖνον ἀσκῆσαι φίλειν καὶπρὸς αὐτόν, οὐ μὴν οὐδὲ πολλάκις <text:soft-page-break/>ξυλλαβεῖν Ἄρειον μικρὸν μὲν ὄντα δρομικὸν δ’ ὅμως.</text:p>
          </table:table-cell>
          <table:table-cell table:style-name="Table7.A1" office:value-type="string">
            <text:p text:style-name="P12">Harry was frying eggs by the time Dudley arrived in the kitchen with his mother. Dudley looked a lot <text:soft-page-break/>like Uncle Vernon. He had a large pink face, not much neck, small, watery blue eyes, and thick blond hair that lay smoothly on his thick, fat head. Aunt Petunia often said that Dudley looked like a baby angel -- Harry often said that Dudley looked like a pig in a wig. </text:p>
          </table:table-cell>
        </table:table-row>
        <table:table-row table:style-name="TableLine2100201684688">
          <table:table-cell table:style-name="Table7.A1" office:value-type="string">
            <text:p text:style-name="P12"/>
          </table:table-cell>
          <table:table-cell table:style-name="Table7.A1" office:value-type="string">
            <text:p text:style-name="P12"/>
          </table:table-cell>
        </table:table-row>
        <table:table-row table:style-name="TableLine2100201690400">
          <table:table-cell table:style-name="Table7.A1" office:value-type="string">
            <text:p text:style-name="P12"/>
          </table:table-cell>
          <table:table-cell table:style-name="Table7.A1" office:value-type="string">
            <text:p text:style-name="P12"/>
          </table:table-cell>
        </table:table-row>
        <table:table-row table:style-name="TableLine2100201690672">
          <table:table-cell table:style-name="Table7.A1" office:value-type="string">
            <text:p text:style-name="P12">ἀλλ’ ἴσως διὰ τὸ πόλλ’ ε”τη σκοταῖος διατρίψαι ἐν σκευοφυλακίῳ, μικρός τ’ ῆν ὁ Ἄρειος καί λεπτὸς τοῖς ἡλικιώταις παρακείμενος· καὶ πολλῷ μικρότερος ἐφαίνετο ὅτι ἔδει φορεῖν τὰ σαθρὰ ἱμάτια ἃ ὁ Δούδλιος ἀπέρριψε τὸ μέγεθος ὢν τετραπλάσιος. ἰσχνὸς δ’ ἐφαίνετο τὴν ὄψιν, καὶ τᾶλλα λεπτοσκελὴς καὶ μελανόθριξ καὶ γλαυκόμ-ματος. γογγύλα δ’ ἐφόρει τὰ δίοπτρα, καὶ ταῦτα ταινίᾳ ἀνορθωθέντα κολλητικῄ ὡς πολλάκις διαρραγέντα ὑπὸ τοῦ Δουδ-λίου πατάξαντος τὴν ῥῖνα αὐτοῦ. ὥστε τέλεον ἄμορφος ἐδόκει εἀυτῲ πλὴν ἀλλ’ οὐλὴν οὐκ ἀτερπῆ εἶχεν ὀλίγον ἀστραπῆς δια-φέρουσαν. ταύτην γὰρ ἐξ ἀρχῆς ἔχων συνῄδει· ἐρομένῳ δέ ποτε τί παθῶν εἴληφεν αὐτήν - τοῦτο γὰρ τὸ ἐρώτημα πρῶτον ἤρετο, ὡς οἴεται - ῆ Πετουνία Τότ’ ἐτραυματίσθης ὅθ’ οἱ τοκεῖς ἀπέθανον ἐν συγκρούσει αὐτοκινήτων. ἀλλ’ οὐ θέμις ἀνιστορεῖν περὶ ταῦτα.</text:p>
          </table:table-cell>
          <table:table-cell table:style-name="Table7.A1" office:value-type="string">
            <text:p text:style-name="P12">Harry put the plates of egg and bacon on the table, which was difficult as there wasn't much room. Dudley, meanwhile, was counting his presents. His face fell. "Thirty-six," he said, looking up at his mother and father. "That's two less than last year." "Darling, you haven't counted Auntie Marge's present, see, it's here under this big one from Mommy and Daddy." </text:p>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1:23:47.220000000</meta:creation-date>
    <meta:generator>LibreOffice/7.1.5.2$Windows_X86_64 LibreOffice_project/85f04e9f809797b8199d13c421bd8a2b025d52b5</meta:generator>
    <dc:date>2022-02-09T11:26:57.885000000</dc:date>
    <meta:editing-duration>PT2M34S</meta:editing-duration>
    <meta:editing-cycles>2</meta:editing-cycles>
    <meta:document-statistic meta:table-count="4" meta:image-count="0" meta:object-count="0" meta:page-count="22" meta:paragraph-count="396" meta:word-count="10269" meta:character-count="59679" meta:non-whitespace-character-count="49638"/>
  </office:meta>
</office:document-meta>
</file>